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loext:contextual-spacing="false" fo:line-height="115%" fo:break-before="auto" fo:break-after="auto" style:writing-mode="lr-tb"/>
    </style:style>
    <style:style style:name="P2" style:family="paragraph" style:parent-style-name="Standard">
      <style:paragraph-properties fo:line-height="115%" fo:break-before="auto" fo:break-after="auto" style:writing-mode="lr-tb"/>
    </style:style>
    <style:style style:name="P3" style:family="paragraph" style:parent-style-name="Standard" style:master-page-name="Standard">
      <style:paragraph-properties fo:margin-top="0cm" fo:margin-bottom="0.529cm" loext:contextual-spacing="false" fo:line-height="115%" style:page-number="auto" fo:break-before="auto" fo:break-after="auto" style:writing-mode="lr-tb"/>
    </style:style>
    <style:style style:name="P4" style:family="paragraph" style:parent-style-name="Standard">
      <style:paragraph-properties fo:line-height="115%" fo:break-before="auto" fo:break-after="auto" style:writing-mode="lr-tb"/>
      <style:text-properties fo:font-size="12pt" style:font-size-asian="12pt" style:font-size-complex="12pt"/>
    </style:style>
    <style:style style:name="P5" style:family="paragraph" style:parent-style-name="Standard">
      <style:paragraph-properties fo:margin-top="0cm" fo:margin-bottom="0.353cm" loext:contextual-spacing="false" fo:line-height="115%" fo:break-before="auto" fo:break-after="auto" style:writing-mode="lr-tb"/>
      <style:text-properties fo:font-size="12pt" style:font-size-asian="12pt" style:font-size-complex="12pt"/>
    </style:style>
    <style:style style:name="P6" style:family="paragraph" style:parent-style-name="Standard" style:list-style-name="LS1">
      <style:paragraph-properties fo:margin-top="0cm" fo:margin-bottom="0cm" loext:contextual-spacing="false" fo:line-height="115%" fo:break-before="auto" fo:break-after="auto" style:writing-mode="lr-tb"/>
    </style:style>
    <style:style style:name="P7" style:family="paragraph" style:parent-style-name="Heading_20_2">
      <style:paragraph-properties fo:margin-top="0.353cm" fo:margin-bottom="0cm" loext:contextual-spacing="false" fo:line-height="115%" fo:break-before="auto" fo:break-after="auto" style:writing-mode="lr-tb"/>
    </style:style>
    <style:style style:name="P8" style:family="paragraph" style:parent-style-name="Heading_20_2">
      <style:paragraph-properties fo:margin-top="0.353cm" fo:margin-bottom="0cm" loext:contextual-spacing="false" fo:line-height="115%" fo:break-before="auto" fo:break-after="auto" style:writing-mode="lr-tb"/>
      <style:text-properties fo:color="#4f81bd" style:font-name="Arial" fo:font-size="12pt" style:font-name-asian="Arial" style:font-size-asian="12pt" style:font-name-complex="Arial" style:font-size-complex="12pt"/>
    </style:style>
    <style:style style:name="P9" style:family="paragraph" style:parent-style-name="Heading_20_1">
      <style:paragraph-properties fo:margin-top="0.847cm" fo:margin-bottom="0cm" loext:contextual-spacing="false" fo:line-height="115%" fo:break-before="auto" fo:break-after="auto" style:writing-mode="lr-tb"/>
    </style:style>
    <style:style style:name="P10" style:family="paragraph" style:parent-style-name="Heading_20_1">
      <style:paragraph-properties fo:margin-top="0.847cm" fo:margin-bottom="0cm" loext:contextual-spacing="false" fo:line-height="115%" fo:break-before="auto" fo:break-after="auto" style:writing-mode="lr-tb"/>
      <style:text-properties fo:color="#365f91" style:font-name="Arial" fo:font-size="14pt" fo:font-weight="bold" style:font-name-asian="Arial" style:font-size-asian="14pt" style:font-weight-asian="bold" style:font-name-complex="Arial" style:font-size-complex="14pt" style:font-weight-complex="bold"/>
    </style:style>
    <style:style style:name="P11" style:family="paragraph" style:parent-style-name="Heading_20_3">
      <style:paragraph-properties fo:margin-top="0.353cm" fo:margin-bottom="0cm" loext:contextual-spacing="false" fo:line-height="115%" fo:break-before="auto" fo:break-after="auto" style:writing-mode="lr-tb"/>
    </style:style>
    <style:style style:name="T1" style:family="text">
      <style:text-properties fo:color="#17365d" fo:font-size="24pt" style:font-size-asian="24pt" style:font-size-complex="24pt"/>
    </style:style>
    <style:style style:name="T2" style:family="text">
      <style:text-properties fo:color="#4f81bd" fo:font-style="italic" style:font-style-asian="italic" style:font-style-complex="italic"/>
    </style:style>
    <style:style style:name="T3" style:family="text">
      <style:text-properties fo:color="#4f81bd" style:font-name="Arial" fo:font-size="12pt" style:font-name-asian="Arial" style:font-size-asian="12pt" style:font-name-complex="Arial" style:font-size-complex="12pt"/>
    </style:style>
    <style:style style:name="T4" style:family="text">
      <style:text-properties fo:color="#4f81bd" style:font-name="Arial" fo:font-size="11pt" style:font-name-asian="Arial" style:font-size-asian="11pt" style:font-name-complex="Arial" style:font-size-complex="11pt"/>
    </style:style>
    <style:style style:name="T5" style:family="text">
      <style:text-properties fo:font-size="12pt" style:font-size-asian="12pt" style:font-size-complex="12pt"/>
    </style:style>
    <style:style style:name="T6" style:family="text">
      <style:text-properties fo:color="#365f91" style:font-name="Arial" fo:font-size="14pt" fo:font-weight="bold" style:font-name-asian="Arial" style:font-size-asian="14pt" style:font-weight-asian="bold" style:font-name-complex="Arial" style:font-size-complex="14pt" style:font-weight-complex="bold"/>
    </style:style>
    <style:style style:name="T7" style:family="text">
      <style:text-properties fo:color="#00ff00" fo:font-size="12pt" style:font-size-asian="12pt" style:font-size-complex="12pt"/>
    </style:style>
    <style:style style:name="T8" style:family="text">
      <style:text-properties fo:color="#0000ff" fo:font-size="12pt" style:text-underline-style="solid" style:text-underline-width="auto" style:text-underline-color="font-color"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CMC Zdobywają Swoje Znaczki</text:span></text:p>
      <text:p text:style-name="P1"><text:span text:style-name="T2">Rośliny Owadożerne</text:span></text:p>
      <text:p text:style-name="P1"><text:s/></text:p>
      <text:p text:style-name="P1"><text:span text:style-name="T5">Mało kto potrafi przejść obojętnie obok muchołówki, rosiczki, dzbanecznika, kapturnicy, cefalotusa, darlingtonii bądź heliamfory. Te rośliny są po prostu inne i to nie tylko dlatego, że jedzą owady. Mają też nietypowy wygląd, który sprawia, że znajdują wielu miłośników na całym świecie. Niestety, na ich temat pokutuje wiele mitów, według których jedzą mózgi, są trudne w uprawie czy też nienawidzą światła. A to przecież bzdury! Owszem, są trudne grupy i gatunki, ale wiele z tych roślin dostarcza o wiele mniej kłopotów niż typowe paprotki czy kaktusy.</text:span></text:p>
      <text:p text:style-name="P4"><text:s/></text:p>
      <text:h text:style-name="P10" text:outline-level="10"><text:bookmark text:name="h.em2jxjcrbe41"/>Różnorodność</text:h>
      <text:p text:style-name="P5"><text:s/></text:p>
      <text:p text:style-name="P1"><text:span text:style-name="T5">Rośliny owadożerne występują na wszystkich kontynentach za wyjątkiem Antarktydy. Zamieszkują różne środowiska – bagna, korony drzew, nasłonecznione skały, torfowiska, lasy deszczowe, rzeki, jeziora… Nie powinno więc nikogo dziwić, iż różnią się wymaganiami oraz wyglądem. Ale to właśnie ich duże zróżnicowanie sprawia, iż doskonale sprawdzają się jako rośliny domowe, ponieważ każdy znajdzie coś dla siebie!</text:span></text:p>
      <text:p text:style-name="P1"><text:span text:style-name="T5">Na świecie istnieje wiele rodzajów tych niesamowitych stworzeń – są to: rosiczka, dzbanecznik, kapturnica, tłustosz, muchołówka, cefalotus, rosolistnik, darlingtonia, pływacz, heliamfora, aldrowanda i tuliłezka. Do tego dochodzą rośliny, których mięsożerność nie została w pełni potwierdzona i których z tego powodu nie wymieniłam.</text:span></text:p>
      <text:p text:style-name="P1"><text:span text:style-name="T5">Co ciekawe, w Polsce występują aż cztery rodzaje – rosiczka, tłustosz, pływacz i aldrowanda.</text:span></text:p>
      <text:p text:style-name="P1"><text:span text:style-name="T5">Wiele osób myśli, że rośliny mięsożerne są brzydkie i niepozorne, a ich liście to jedyna ozdoba. Kolejny błąd. Wiele z nich wypuszcza piękne kwiaty. Posiadaczami najciekawszych są kapturnice, pływacze i heliamfory.</text:span></text:p>
      <text:p text:style-name="P1"><text:span text:style-name="T5">Nie wszystkie rośliny muszą też mieszkać w terrarium. Ba! Większość wcale nie musi, a wiele wręcz nie może!</text:span></text:p>
      <text:p text:style-name="P4"><text:soft-page-break/><text:s/></text:p>
      <text:h text:style-name="P9" text:outline-level="10"><text:bookmark text:name="h.94cv7sx7b4f"/><text:span text:style-name="T6">Skąd to się bierze?</text:span></text:h>
      <text:p text:style-name="P5"><text:s/></text:p>
      <text:p text:style-name="P1"><text:span text:style-name="T5">Cóż, w ten sposób rośliny po prostu same się nawożą. Zjadanie stawonogów i innych niewielkich zwierząt jest dla nich sposobem na zdobycie cennego azotu, o który ciężko w naturalnych warunkach ich występowania.</text:span></text:p>
      <text:p text:style-name="P1"><text:span text:style-name="T5">Poza tym owadożery normalnie przeprowadzają proces fotosyntezy i doskonale sobie radzą bez dokarmiania, które zresztą może być dla nich szkodliwe.</text:span></text:p>
      <text:p text:style-name="P4"><text:s/></text:p>
      <text:h text:style-name="P9" text:outline-level="10"><text:bookmark text:name="h.q9rchhwgk9cm"/><text:span text:style-name="T6">Metody zabijania</text:span></text:h>
      <text:p text:style-name="P5"><text:s/></text:p>
      <text:p text:style-name="P1"><text:span text:style-name="T5">Generalnie istnieją cztery sposoby polowania na ofiarę:</text:span></text:p>
      <text:list xml:id="list6536450441153750508" text:style-name="LS1">
        <text:list-item>
          <text:p text:style-name="P6"><text:span text:style-name="T5">Przy pomocy lepkiej powierzchni, która więzi owada, po czym go trawi.</text:span></text:p>
        </text:list-item>
        <text:list-item>
          <text:p text:style-name="P6"><text:span text:style-name="T5">Topienie w sokach trawiennych/wodzie.</text:span></text:p>
        </text:list-item>
        <text:list-item>
          <text:p text:style-name="P6"><text:span text:style-name="T5">Wciąganie pożywienia przy pomocy tworzącego się podciśnienia do bąbla powietrza.</text:span></text:p>
        </text:list-item>
        <text:list-item>
          <text:p text:style-name="P6"><text:span text:style-name="T5">Mechaniczna pułapka.</text:span></text:p>
        </text:list-item>
      </text:list>
      <text:p text:style-name="P5"><text:s/></text:p>
      <text:p text:style-name="P1"><text:span text:style-name="T5">Metoda A jest typowa dla rosiczek, rosolistników, tłustoszy i tuliłezki. Dodatkowo rośliny te owijają swoje liście wokół swego dawcy azotu, co zwiększa powierzchnię czynną trawienia i wchłaniania.</text:span></text:p>
      <text:p text:style-name="P1"><text:span text:style-name="T5">Ze sposobu B korzystają heliamfory, dzbaneczniki i kapturnice.</text:span></text:p>
      <text:p text:style-name="P1"><text:span text:style-name="T5">C to strategia roślin wodnych, czyli niektórych pływaczy. W zmodyfikowanej wersji, gdzie pułapkę uruchamia bodziec dotykowy, występuje również u aldrowandy.</text:span></text:p>
      <text:p text:style-name="P1"><text:span text:style-name="T5">Zaś mechaniczne pułapki, które zamykają się pod wpływem bodźca dotykowego, mają muchołówki.</text:span></text:p>
      <text:p text:style-name="P4"><text:s/></text:p>
      <text:h text:style-name="P9" text:outline-level="10"><text:bookmark text:name="h.45ajlzmu5w5h"/><text:span text:style-name="T6">Ogólne porady odnośnie uprawy</text:span></text:h>
      <text:p text:style-name="P5"><text:s/></text:p>
      <text:p text:style-name="P1"><text:soft-page-break/><text:span text:style-name="T5">Najważniejsza z nich – podlewać należy wodą miękką, czyli destylowaną, demineralizowaną bądź deszczówką. Woda przegotowana to nie jest woda miękka! W przypadku posiadania dużej ilości roślin przydatny jest filtr RO.</text:span></text:p>
      <text:p text:style-name="P1"><text:span text:style-name="T5">Generalnie należy podlewać przez podsiąkanie, za wyjątkiem dzbaneczników.</text:span></text:p>
      <text:p text:style-name="P1"><text:span text:style-name="T5">Roślin owadożernych lepiej nie dokarmiać ani nie nawozić. O ile dokarmianie owadami nie jest szczególnie niebezpieczne, a w przypadku siewek może być nawet wskazane, o tyle nawożenie grozi spaleniem delikatnego systemu korzeniowego.</text:span></text:p>
      <text:p text:style-name="P1"><text:span text:style-name="T5">Większość tych roślin rośnie w torfie kwaśnym. Kupować należy torf bez żadnych dodatków. Powinien być jasnobrązowy, bez jakichś śmieci. Normalnym widokiem są jakieś drobne patyczki, czy zasuszone kawałki mchu torfowca.</text:span></text:p>
      <text:p text:style-name="P1"><text:span text:style-name="T5">Innym podłożem sprawdzającym się w uprawie owadożerów jest mech sphagnum w formie żywej bądź ususzonej. Mech torfowiec wygląda ładnie i jest lubiany przez rośliny o bardzo wysokich wymaganiach pod względem wilgotności powietrza.</text:span></text:p>
      <text:p text:style-name="P1"><text:span text:style-name="T5">Właśnie – wilgotność. Większość roślin owadożernych to rośliny żyjące w środowisku obfitującym w wodę. Zapewnienie im takich warunków to najczęstszy strach młodych hodowców. A uzyskanie podwyższonej wilgotności jest banalnie proste!</text:span></text:p>
      <text:p text:style-name="P1"><text:span text:style-name="T5">Najprostszą metodą jest podstawka bądź kuweta z keramzytem, który jest zalany wodą. Sprawdza się to szczególnie w przypadku wielu dzbaneczników i tłustoszy, czyli roślin, które nie powinny stale stać w wodzie. W przypadku rosiczek, które i tak stać w wodzie powinny, keramzyt jest zbędny.</text:span></text:p>
      <text:p text:style-name="P1"><text:span text:style-name="T5">Inną metodą są szklane wazony, akwaria i małe szklarenki. Metoda skuteczna i estetyczna. Sama stosuję i udawało mi się uzyskać wilgotność nawet do 90%. Sposób idealny szczególnie w czasie wielkich upałów oraz w sezonie grzewczym, kiedy powietrze jest szczególnie suche.</text:span></text:p>
      <text:p text:style-name="P1"><text:span text:style-name="T5">Ostatnią metodą są terraria. Nowoczesny sprzęt połączony z zamkniętą przestrzenią sprawia, że można uzyskać dowolne warunki. Jest to dobre dla wielu roślin, estetyczne, ale kosztowne. Ma tę zaletę, że nie trzeba martwić się oświetleniem, ponieważ można zamontować odpowiednie. Jest to jedyna metoda na uprawę niektórych gatunków, a nawet rodzajów.</text:span></text:p>
      <text:p text:style-name="P1"><text:span text:style-name="T5">Kolejną bolączką jest oświetlenie. Jakoś tak to już jest, że człowiek najbardziej marzy o okazach, na które nie ma w ogóle warunków. I z pomocą przychodzi nam technika. Da się znaleźć owadożera na każdy parapet, no, może za wyjątkiem północnego. Niestety, dla wielu roślin nawet południe to za mało, szczególnie zimą. Wtedy koniecznością jest sztuczne światło. Z pomocą przychodzą LEDy i świetlówki.</text:span></text:p>
      <text:p text:style-name="P4"><text:soft-page-break/><text:s/></text:p>
      <text:h text:style-name="P9" text:outline-level="10"><text:bookmark text:name="h.qmd0czza98i5"/><text:span text:style-name="T6">Rosiczki, czyli Drosera</text:span></text:h>
      <text:p text:style-name="P5"><text:s/></text:p>
      <text:p text:style-name="P1"><text:span text:style-name="T5">Rosiczki są grupą liczną i zróżnicowaną. Ich cechą charakterystyczną są liście pokryte włoskami gruczołowatymi, które błyszczą się, co przyciąga ofiary. Rośliny te chętnie kwitną w warunkach domowych i istnieje możliwość rozmnożenia ich z nasion, do czego często dochodzi samoistnie, ponieważ wiele gatunków jest samopylnych.</text:span></text:p>
      <text:p text:style-name="P1"><text:span text:style-name="T5">Większość z nich uwielbia pełne nasłonecznienie, na którym pięknie się wybarwiają, dlatego warto im je zapewnić. Poza paroma wyjątkami, doniczki z nimi powinny cały czas stać w wodzie do wysokości około 1-2 cm.</text:span></text:p>
      <text:p text:style-name="P1"><text:span text:style-name="T5">Podłoże może stanowić torf czysty bądź z niewielką domieszką perlitu.</text:span></text:p>
      <text:p text:style-name="P1"><text:span text:style-name="T5">Rosiczki można podzielić na: bulwiaste, pigmejskie, zimnolubne, grupy petiolaris, lasu deszczowego i tropikalne. W warunkach domowych najczęściej spotyka się te ostatnie, ponieważ są grupą liczną i dość łatwą w hodowli.</text:span></text:p>
      <text:p text:style-name="P4"><text:s/></text:p>
      <text:h text:style-name="P7" text:outline-level="10"><text:bookmark text:name="h.cuni62dfez53"/><text:span text:style-name="T3">Rosiczki tropikalne</text:span></text:h>
      <text:p text:style-name="P5"><text:s/></text:p>
      <text:p text:style-name="P1"><text:span text:style-name="T5">Są to rośliny polecane zarówno dla początkujących, jak i zaawansowanych hodowców. Popularność zapewniają im stosunkowo niewielkie wymagania, brak okresu spoczynku i duża różnorodność. Doskonale radzą sobie w warunkach parapetowych, szczególnie jeśli wsadzi się je do akwarium bądź na tackę z keramzytem. Odpowiednie są okna południowe, wschodnie i zachodnie.</text:span></text:p>
      <text:p text:style-name="P1"><text:span text:style-name="T5">Do tej grupy należy też największa rosiczka świata – Drosera regia. Jej liście dorastają do 50 cm. Niektórzy twierdzą, że jest trudna i lubi wysokie doniczki, ja niczego takiego nie zauważyłam. Ma bardzo soczyste liście i podoła każdemu owadowi.</text:span></text:p>
      <text:p text:style-name="P1"><text:span text:style-name="T5">Najbardziej polecanym dla początkujących gatunkiem jest Drosera capensis ze swoimi wszystkimi odmianami. Jest piękna, imponująca i wybacza błędy. Do tego rozmnaża się szybko i łatwo, ponieważ jest samopylna.</text:span></text:p>
      <text:p text:style-name="P4"><text:s/></text:p>
      <text:h text:style-name="P7" text:outline-level="10"><text:bookmark text:name="h.osurl5dksvyi"/><text:soft-page-break/><text:span text:style-name="T3">Rosiczki grupy petiolaris</text:span></text:h>
      <text:h text:style-name="P8" text:outline-level="10"><text:bookmark text:name="h.gpmqkb6mciu7"/><text:s/></text:h>
      <text:p text:style-name="P1"><text:span text:style-name="T5">Moim zdaniem są to najpiękniejsze z rosiczek, choć o wiele trudniejsze w uprawie od poprzednio omawianej grupy. Petiolarisy mają bowiem niezwykle wysokie wymagania świetlne i bez sztucznego oświetlenia o odpowiedniej mocy ani rusz. Do tego dochodzi ich ciepłolubność, co w tym wypadku oznacza niechęć do temperatur poniżej 25 stopni Celsjusza. W przypadku niezapewnienia im tego przechodzą w okres spoczynku, który łatwo przegapić, a który objawia się poprzez wytwarzanie coraz krótszych liści przez roślinę. Przez ten okres należy zapewnić im około 22 stopni i podlewać mniej, ale torf nie może być suchy.</text:span></text:p>
      <text:p text:style-name="P1"><text:span text:style-name="T5">Jednak zdecydowanie warto zmierzyć się z petiolarisami, ponieważ są bajecznie kolorowe i mają ciekawy pokrój.</text:span></text:p>
      <text:p text:style-name="P1"><text:span text:style-name="T5">Za najodporniejszy gatunek uchodzi popularna Drosera paradoxa.</text:span></text:p>
      <text:p text:style-name="P4"><text:s/></text:p>
      <text:h text:style-name="P7" text:outline-level="10"><text:bookmark text:name="h.2xhj1snqqtye"/><text:span text:style-name="T3">Rosiczki lasu deszczowego</text:span></text:h>
      <text:p text:style-name="P5"><text:s/></text:p>
      <text:p text:style-name="P1"><text:span text:style-name="T5">Mowa o trzech siostrach z Queensland – rosiczkach australijskich: Drosera adelae, Drosera prolifera i Drosera schizandra. Ta grupa już na pierwszy rzut oka mocno różni się od poprzedniczek, ponieważ ich liście są bardzo cienkie. Mają również charakterystyczne kwiaty w kształcie pięcioramiennych gwiazd. I – co najciekawsze – są one cieniolubne.</text:span></text:p>
      <text:p text:style-name="P1"><text:span text:style-name="T5">Nie jest to takie dziwne, zważywszy na ich naturalne środowisko. Na dno lasu dociera światło mocno rozproszone, a duża wilgotność sprawia, że nie muszą przeprowadzać oszczędnej gospodarki wodnej i, w odróżnieniu od innych grup rosiczek, nie muszą się chronić przed zgubnym dla chlorofilu i mutagennym dla kwasów nukleinowych promieniowaniem UV.</text:span></text:p>
      <text:p text:style-name="P1"><text:span text:style-name="T5">Jak wyglądają kwestie ich uprawy?</text:span></text:p>
      <text:p text:style-name="P1"><text:span text:style-name="T5">Rosiczkę adeli zdecydowanie można uprawiać na parapetach wschodnich i zachodnich. Gdyby miała za dużo światła, można ją zasłonić innymi roślinami bądź cieniować w najgorętsze dni. W takich warunkach wybarwia się na ładny, czerwony kolor. Aby podwyższyć jej wilgotność, dobrze ją trzymać w akwarium bądź szklanym wazonie. Powinna cały czas stać w wodzie, tak samo jak rosiczki tropikalne. Dobre podłoże stanowi czysty torf, do którego można dodać nieco żwirku bądź perlitu. Z doświadczenia wiem, że rośnie szybko, tworzy kwiaty i mnoży się jak głupia, więc raczej nie jest jej źle. Wiele osób trzyma ją w terrariach.</text:span></text:p>
      <text:p text:style-name="P1"><text:soft-page-break/><text:span text:style-name="T5">Prolifera i schizandra to już rośliny typowo terraryjne, jednak niektórym osobom udaje się ich uprawa w warunkach parapetowych. Osobiście dopiero eksperymentuję na tych gatunkach, jednak ze względów finansowych badania przeprowadzam na siewkach, więc minie jeszcze sporo czasu, nim odkryję tajniki ich uprawy. Wszystkie trzy siostry nie są samopylne.</text:span></text:p>
      <text:p text:style-name="P4"><text:s/></text:p>
      <text:h text:style-name="P7" text:outline-level="10"><text:bookmark text:name="h.t3qqtys058u4"/><text:span text:style-name="T3">Rosiczki zimnolubne</text:span></text:h>
      <text:p text:style-name="P5"><text:s/></text:p>
      <text:p text:style-name="P1"><text:span text:style-name="T5">To nic innego jak rosiczki klimatu umiarkowanego. Zaliczają się do nich występujące w Polsce Drosera anglica, Drosera rotundifolia i Drosera intermedia. Wszystkie te trzy gatunki się ze sobą krzyżują.</text:span></text:p>
      <text:p text:style-name="P1"><text:span text:style-name="T5">Rosiczki zimnolubne może słabiej od rosiczek tropikalnych sprawdzają się jako rośliny doniczkowe, ponieważ wymagają zimowego okresu spoczynku, ale są za to znakomitymi roślinami do przydomowego torfowiska.</text:span></text:p>
      <text:p text:style-name="P1"><text:span text:style-name="T5">Innymi roślinami z tej grupy są australijska Drosera binata oraz północnoamerykańska Drosera filiformis. Obydwie posiadają odmiany, które nie wymagają zimowania i które można uprawiać jak rosiczki tropikalne.</text:span></text:p>
      <text:p text:style-name="P4"><text:s/></text:p>
      <text:h text:style-name="P7" text:outline-level="10"><text:bookmark text:name="h.6pslfpv5gy6s"/><text:span text:style-name="T3">Rosiczki pigmejskie</text:span></text:h>
      <text:p text:style-name="P5"><text:s/></text:p>
      <text:p text:style-name="P1"><text:span text:style-name="T5">Podobnie jak petiolarisy, są bajecznie kolorowe, piękne i mają podobne do petiolarisów wymagania. Podobnie jak one kochają światło i przechodzą okres spoczynku. Uchodzą jednak za prostsze w hodowli, a ich okres spoczynku wypada późnym latem, jednak przebiega podobnie i w tym czasie należy je podlewać oszczędniej i ostrożniej. Wytwarzają wówczas gemmae, będące przetrwalnikami, które w odpowiednim czasie się zbiera i wysiewa.</text:span></text:p>
      <text:p text:style-name="P4"><text:s/></text:p>
      <text:h text:style-name="P11" text:outline-level="10"><text:bookmark text:name="h.qbhcg6dictn3"/><text:span text:style-name="T4">Rosiczki bulwiaste</text:span></text:h>
      <text:p text:style-name="P5"><text:s/></text:p>
      <text:p text:style-name="P1"><text:span text:style-name="T5">Ostatnią grupą, którą omówię, są rosiczki bulwiaste. Jak sama nazwa wskazuje, mają one bulwy. Uchodzą za wybitnie trudne w hodowli i w zasadzie mało o nich wiadomo, ponieważ w Polsce z powodzeniem hoduje je niewiele osób.</text:span></text:p>
      <text:p text:style-name="P1"><text:soft-page-break/><text:span text:style-name="T5">Latem przechodzą okres spoczynku. W naturze występują w rejonach świata, w których istnieją pory sucha i deszczowa.</text:span></text:p>
      <text:p text:style-name="P2"><text:span text:style-name="T5"><text:s/>→ Ciąg dalszy nastąpi...</text:span></text:p>
      <text:h text:style-name="P9" text:outline-level="10"><text:bookmark text:name="h.qiif1fwfojvd"/><text:span text:style-name="T6">Kapturnica, czyli Sarracenia</text:span></text:h>
      <text:p text:style-name="P5"><text:s/></text:p>
      <text:p text:style-name="P1"><text:span text:style-name="T5">Trudno o bardziej dorodne i dekoracyjne rośliny niż kapturnice. Niektóre z nich, choćby Sarracenia flava i Sarracenia leucophylla, osiągają do 1,2 m wysokości! Tymczasem taka kapturnica papuzia nie przekracza 15 cm. Na dodatek rośliny te wytwarzają przepiękne, oryginalne kwiaty. Ich gatunków jest stosunkowo niewiele, jednak krzyżują się pomiędzy nimi i dają płodne potomstwo, które dalej się krzyżuje. Dzięki temu istnieje wiele mieszańców tych roślin. Do tego dochodzi spora różnorodność w obrębie gatunku.</text:span></text:p>
      <text:p text:style-name="P1"><text:span text:style-name="T5">Kapturnice wytwarzają piękne liście pułapkowe w kształcie kielichów. Osłaniane są daszkiem. Ich wejście pokrywa lepki płyn, który wabi owady i skłania je do wejścia do środka, skąd już nie wyjdą. Kiedy roślina odkryje obecność ofiary, zaczyna produkować soki trawienne, które ją rozpuszczą, pozostawiając jedynie chitynowy pancerz. Wyjątkiem jest Sarracenia purpurea i jej mieszańce, w których kielichach przez cały czas znajduje się płyn składający się z wody i symbiotycznych bakterii, które rozkładają stawonoga dla rośliny.</text:span></text:p>
      <text:p text:style-name="P1"><text:span text:style-name="T5">Ich rejonem występowania są torfowiska Ameryki Północnej. Najbardziej mrozoodpornym gatunkiem jest Sarracenia purpurea. Sprawia to, że kaptury doskonale sprawdzają się jako rośliny do przydomowego torfowiska, ponieważ dobrze sobie radzą w naszym klimacie.</text:span></text:p>
      <text:p text:style-name="P1"><text:span text:style-name="T5">Moim zdaniem są to jedne z najodporniejszych owadożerów. Niestraszne im zimno, deszcz, wiatr i mroźna polska zima. Do szczęścia potrzebne im jedynie światło słońca i woda. Obydwa czynniki w dużych ilościach. Należy pamiętać, że światło nie może im zaszkodzić i nawet jeśli spali pierwsze liście, to kolejne będą już odporne. Kapturnice, podobnie jak rosiczki, powinny stać w wodzie, za wyjątkiem okresu spoczynku, zwanego zimowaniem.</text:span></text:p>
      <text:p text:style-name="P1"><text:span text:style-name="T5">W przypadku uprawy doniczkowej, do której najlepszy jest balkon, ale nie północny bądź południowy parapet, zimować można je na balkonie, w lodówce, a najlepiej w chłodnym pomieszczeniu – poniżej 10 stopni Celsjusza, na parapecie okiennym. W tym okresie przestajemy podlewać roślinę, nie można jednak pozwolić, by torf wysechł na beton. W przypadku torfowiska można je przykryć agrowłókniną.</text:span></text:p>
      <text:p text:style-name="P1"><text:soft-page-break/><text:span text:style-name="T5">Ciekawostką jest wytwarzanie przez te rośliny dwóch typów liści – owadożernych kielichów i płaskich liści służących jedynie do fotosyntezy. Te drugie wytwarzane są jesienią i wczesną wiosną.</text:span></text:p>
      <text:p text:style-name="P4"><text:s/></text:p>
      <text:h text:style-name="P9" text:outline-level="10"><text:bookmark text:name="h.xemjqcwure1t"/><text:span text:style-name="T6">Muchołówka, czyli Dionaea</text:span></text:h>
      <text:p text:style-name="P5"><text:s/></text:p>
      <text:p text:style-name="P1"><text:span text:style-name="T5">To zdecydowanie najbardziej rozpoznawalna roślina owadożerna, a to dzięki jej zębatym pułapkom, które zamykają się błyskawicznie, gdy dostanie się do nich ofiara, wiążąc ją w żywej klatce. Rodzaj Dionaea zawiera tylko jeden gatunek – Dionaea muscipula, czyli muchołówkę amerykańską. Roślina ta rośnie na torfowiskach Ameryki Północnej.</text:span></text:p>
      <text:p text:style-name="P1"><text:span text:style-name="T5">Uprawia się ją podobnie jak kapturnicę, ale nie powinna stale stać w wodzie. Pomiędzy kolejnymi podlewaniami należy pozostawić dzień bez wody w podstawce. Również przechodzi okres zimowania i również może rosnąć na przydomowym torfowisku.</text:span></text:p>
      <text:p text:style-name="P1"><text:span text:style-name="T5">Należy jednak pamiętać o kilku rzeczach, jak chociażby ucinanie pędów kwiatowych. Jeśli muchołówka nie jest wystarczająco silna, to kwitnienie jest groźne dla jej życia. Kolejną sprawą jest niewkładanie niczego do pułapek. Liczba ich użyć jest ograniczona i wsadzanie do nich czegoś skraca długość ich życia.</text:span></text:p>
      <text:p text:style-name="P1"><text:span text:style-name="T5">Wyhodowano wiele różniących się wyglądem kultywarów tej rośliny.</text:span></text:p>
      <text:p text:style-name="P4"><text:s/></text:p>
      <text:h text:style-name="P9" text:outline-level="10"><text:bookmark text:name="h.s5d4ojncl4ht"/><text:span text:style-name="T6">Tłustosz, czyli Pinguicula</text:span></text:h>
      <text:p text:style-name="P5"><text:s/></text:p>
      <text:p text:style-name="P1"><text:span text:style-name="T5">Wiele osób nie docenia tłustoszy, których liście pułapkowe z zewnątrz nie prezentują się jakoś szczególnie okazale. Są zebrane w rozetę i pokrywają je drobne włoski, a ich powierzchnia przypomina nawoskowaną. Działają na zasadzie lepu na muchy. Na pierwszy rzut oka wydają się glutowate i miękkie, tymczasem jest dokładnie na odwrót, bo są one sztywne i kruche, co stanowi jedną ze strategii rozrodczych tych roślin, ponieważ z takiego liścia łatwo powstaje nowa roślina.</text:span></text:p>
      <text:p text:style-name="P1"><text:span text:style-name="T5">Tłustosze chętnie i często kwitną. Nie lubią ostrego, intensywnego światła i są podatne na choroby grzybowe, co przy ich umiłowaniu do wysokiej wilgotności powietrza może mieć zły wpływ. Jeśli liście zaczynają gnić u nasady, to bardzo zły znak i oznacza zbyt wilgotne podłoże, niestety wtedy jest już zazwyczaj za późno.</text:span></text:p>
      <text:p text:style-name="P1"><text:soft-page-break/><text:span text:style-name="T5">Najczęściej hodowane są tłustosze meksykańskie, ponieważ nie wymagają zimowania, są ładne i proste w uprawie. To dobre rośliny zarówno do terrarium, jak i na parapet. Wiele z nich wybarwia się ładnie, mają też różne kształty i rozmiary. Należy im zapewnić rozproszone światło, dlatego idealne są dla nich okna wschodnie i zachodnie.</text:span></text:p>
      <text:p text:style-name="P1"><text:span text:style-name="T5">W naturze porastają skały wulkaniczne, dlatego podłoże dla nich różni się od tego dla innych owadożerów. Osobiście stosuję mieszankę perlit: torf kwaśny w stosunku 3:1, a do tego dodaję odrobinę wermikulitu. Są też specyficzne gatunki – Pinguicula agnata powinna mieć dodatek skał wapiennych, a Pinguicula gypsicola – gipsu.</text:span></text:p>
      <text:p text:style-name="P1"><text:span text:style-name="T5">Tłustosze meksykańskie nie zimują, jednak przechodzą okres spoczynku. Podczas niego wypuszczają rozetę zimową, która jest inna od letniej. W tym czasie należy postępować ostrożniej z podlewaniem.</text:span></text:p>
      <text:p text:style-name="P1"><text:span text:style-name="T5">Nie byłabym jednak sobą, gdybym nie wspomniała o gatunkach zimnolubnych. W Polsce występują Pinguicula alpina i Pinguicula vulgaris ze swoimi dwoma podgatunkami. Są do zdobycia w handlu i wiele osób je uprawia.</text:span></text:p>
      <text:p text:style-name="P4"><text:s/></text:p>
      <text:h text:style-name="P9" text:outline-level="10"><text:bookmark text:name="h.q0k61i2tq635"/><text:span text:style-name="T6">Cefalotus, czyli Cephalotus</text:span></text:h>
      <text:p text:style-name="P5"><text:s/></text:p>
      <text:p text:style-name="P1"><text:span text:style-name="T5">W rodzaju Cephalotus znajduje się jeden gatunek – Cephalotus follicularis, czyli cefalotus bukłakowaty. Nazwa nie jest przypadkowa, ponieważ mięsożerne liście cefalotusa przypominają małe bukłaczki. Liście nieowadożerne są płaskie i drobne.</text:span></text:p>
      <text:p text:style-name="P1"><text:span text:style-name="T5">Roślina ta pochodzi z Australii i jest prosta w uprawie. Można ją zimować, ale nie jest to wymagane. Dobrze radzi sobie w warunkach takich jak rosiczki tropikalne. Często trzymana w terrariach.</text:span></text:p>
      <text:p text:style-name="P1"><text:span text:style-name="T5">Cefalotus bukłakowaty jest podatny na choroby grzybowe, dlatego dobrze co jakiś czas profilaktycznie pryskać go fungicydem. Osobiście polecam Topsin, który jest tani i skuteczny.</text:span></text:p>
      <text:p text:style-name="P4"><text:s/></text:p>
      <text:h text:style-name="P9" text:outline-level="10"><text:bookmark text:name="h.hu46kdsxpm0c"/><text:soft-page-break/><text:span text:style-name="T6">Dzbanecznik, czyli Nepenthes</text:span></text:h>
      <text:h text:style-name="P10" text:outline-level="10"><text:bookmark text:name="h.h6dkq5f67hr8"/><text:s/></text:h>
      <text:p text:style-name="P1"><text:span text:style-name="T5">Ktoś, kto widział dzbanecznika jedynie w OBI bądź Castoramie nie wie jednej rzeczy – to są ogromne rośliny, ponieważ tworzą one pnącza. Nie należy się tym martwić, ponieważ kiedy wyhodujemy „potwora”, przycinamy go i ukorzeniamy poszczególne fragmenty.</text:span></text:p>
      <text:p text:style-name="P1"><text:span text:style-name="T5">Rośliny te potrzebują wysokiej wilgotności i dość dużo światła, które nie może być jednak za ostre. Na parapety okienne nadaje się wiele mieszańców i gatunków, które nie tylko będą w takich warunkach rosnąć, ale i dzbankować. Wymienić można chociażby ‘Ventratę’, ‘Mirandę’, ‘Bloody Mary’, ‘Hookerianę’, N.sanguinea, N.ventricosa.</text:span></text:p>
      <text:p text:style-name="P1"><text:span text:style-name="T5">Dzbaneczniki dzielą się na nizinne, pośrednie i górskie. Drugie i trzecie wymagają znacznie wyższej wilgotności i większej dobowej amplitudy temperatury, co sprawia, że są to rośliny typowo terraryjne.</text:span></text:p>
      <text:p text:style-name="P1"><text:span text:style-name="T5">Idealne podłoże dla dzbanków stanowi żywy mech torfowiec, jednak rośliny parapetowe z powodzeniem radzą sobie w torfie czystym bądź zmieszanym z perlitem/keramzytem.</text:span></text:p>
      <text:p text:style-name="P1"><text:span text:style-name="T5">Rośliny nie mogą stać w wodzie i podlewa się je od góry. Należy stosować metody podwyższania wilgotności.</text:span></text:p>
      <text:p text:style-name="P1"><text:span text:style-name="T5">Dzbaneczniki wytwarzają dzbanki górne i dolne. Dzbanki górne posiadają jedynie rośliny dorosłe. Rośliny te są rozdzielnopłciowe.</text:span></text:p>
      <text:p text:style-name="P4"><text:s/></text:p>
      <text:h text:style-name="P9" text:outline-level="10"><text:bookmark text:name="h.yi2zw5h3y3ni"/><text:span text:style-name="T6">Inne owadożery</text:span></text:h>
      <text:p text:style-name="P5"><text:s/></text:p>
      <text:p text:style-name="P1"><text:span text:style-name="T5">Jest ich jeszcze dobre kilka rodzajów. Jednak prócz pływaczy, na których się kompletnie nie znam, są to rośliny trudne w hodowli i rzadko spotykane, dlatego uważam, że nie ma większego sensu o nich pisać w tym artykule, ponieważ nie jest on na tyle szczegółowy, by rozwodzić się nad takimi chociażby heliamforami, które zdecydowanie nie nadają się dla początkujących hodowców – aczkolwiek Heliamphora heterodoxa x minor przez długi czas rosła na moim parapecie, uprawiana jak rosiczki tropikalne i gdyby nie grzyb, to żyłaby do dziś i miałaby się dobrze. Jednak mój parapet jest specyficzny, bo hydrometr wskazał wilgotność 90%...</text:span></text:p>
      <text:p text:style-name="P4"><text:s/></text:p>
      <text:h text:style-name="P9" text:outline-level="10"><text:bookmark text:name="h.yfqy5bo8h6gl"/><text:soft-page-break/><text:span text:style-name="T6">Gdzie kupić</text:span></text:h>
      <text:p text:style-name="P5"><text:s/></text:p>
      <text:p text:style-name="P1"><text:span text:style-name="T5">Pospolite i proste w uprawie owadożery można bez problemu dostać w marketach budowlanych, supermarketach i kwiaciarniach. Jednak wybór mały, roślinki zazwyczaj marne, a ceny z kosmosu nie zachęcają do zakupu.</text:span></text:p>
      <text:p text:style-name="P1"><text:span text:style-name="T5">Na pomoc przychodzą wszelkie targi i wystawy botaniczne, gdzie często goszczą specjalistyczne sklepy zajmujące się roślinami owadożernymi. Mają duży asortyment, ładne rośliny i normalne ceny. Do tego można porozmawiać ze sprzedającymi, którzy doradzą i chętnie podzielą się doświadczeniem.</text:span></text:p>
      <text:p text:style-name="P1"><text:span text:style-name="T5">Dobrym rozwiązaniem są też sklepy internetowe. W Polsce działają trzy – Carnisana, Heldros i Roraima. Wszystkie polecam, korzystałam i byłam zadowolona. Można też zakupić u nich dobrej jakości torf oraz mech sphagnum.</text:span></text:p>
      <text:p text:style-name="P1"><text:span text:style-name="T5">Kolejną możliwością są prywatni hodowcy. Doświadczenia z Allegro mam zdecydowanie nieciekawe, dlatego polecam forum rosliny-owadozerne.pl. Jest tam nie tylko duży wybór, niskie ceny i sprawdzeni sprzedający, ale i mnóstwo porad i dyskusji.</text:span></text:p>
      <text:p text:style-name="P4"><text:s/></text:p>
      <text:h text:style-name="P10" text:outline-level="10"><text:bookmark text:name="h.3hy0qssni1xs"/>Podsumowanie</text:h>
      <text:p text:style-name="P5"><text:s/></text:p>
      <text:p text:style-name="P1"><text:span text:style-name="T5">Dlaczego wybrałam owadożery? Cóż, chyba nie ma bardziej wdzięcznych i nieproblemowych roślin. W odróżnieniu od kapryśnych storczyków, są niezawodne i kiedy stworzy im się odpowiednie warunki, to będą rosnąć jak głupie i cieszyć właściciela.</text:span></text:p>
      <text:p text:style-name="P1"><text:span text:style-name="T5">Ten tekst nie miał was przerazić ani zniechęcić, wręcz przeciwnie. Mam nadzieję, że dotrwaliście do końca i nie umarliście z nudów ani ze zdezorientowania, a wasze myśli krążą wokół zakupu waszej własnej mięsożernej rośliny.</text:span></text:p>
      <text:p text:style-name="P1"><text:span text:style-name="T5">Zdjęcia użyte do tego artykułu pochodzą z Internetu i za wyjątkiem kilku sztuk nie są to moje rośliny.</text:span></text:p>
      <text:p text:style-name="P5"><text:s/></text:p>
      <text:p text:style-name="P5">Cahan</text:p>
      <text:p text:style-name="P5"><text:s/></text:p>
      <text:p text:style-name="P1"><text:span text:style-name="T5">Linki do zdjęć i opisy:</text:span></text:p>
      <text:p text:style-name="P1"><text:soft-page-break/><text:span text:style-name="T7">1.</text:span><text:a xlink:type="simple" xlink:href="https://scontent-b-fra.xx.fbcdn.net/hphotos-xpf1/v/t1.0-9/10387614_701801746573695_1502846986834680831_n.jpg?oh=c9dd62d457df24d64811af86f9c4f834&amp;oe=549BD5D4" text:style-name="Internet_20_link" text:visited-style-name="Visited_20_Internet_20_Link"> </text:a><text:a xlink:type="simple" xlink:href="https://scontent-b-fra.xx.fbcdn.net/hphotos-xpf1/v/t1.0-9/10387614_701801746573695_1502846986834680831_n.jpg?oh=c9dd62d457df24d64811af86f9c4f834&amp;oe=549BD5D4" text:style-name="Internet_20_link" text:visited-style-name="Visited_20_Internet_20_Link">https</text:a><text:a xlink:type="simple" xlink:href="https://scontent-b-fra.xx.fbcdn.net/hphotos-xpf1/v/t1.0-9/10387614_701801746573695_1502846986834680831_n.jpg?oh=c9dd62d457df24d64811af86f9c4f834&amp;oe=549BD5D4" text:style-name="Internet_20_link" text:visited-style-name="Visited_20_Internet_20_Link">://</text:a><text:a xlink:type="simple" xlink:href="https://scontent-b-fra.xx.fbcdn.net/hphotos-xpf1/v/t1.0-9/10387614_701801746573695_1502846986834680831_n.jpg?oh=c9dd62d457df24d64811af86f9c4f834&amp;oe=549BD5D4" text:style-name="Internet_20_link" text:visited-style-name="Visited_20_Internet_20_Link">scontent</text:a><text:a xlink:type="simple" xlink:href="https://scontent-b-fra.xx.fbcdn.net/hphotos-xpf1/v/t1.0-9/10387614_701801746573695_1502846986834680831_n.jpg?oh=c9dd62d457df24d64811af86f9c4f834&amp;oe=549BD5D4" text:style-name="Internet_20_link" text:visited-style-name="Visited_20_Internet_20_Link">-</text:a><text:a xlink:type="simple" xlink:href="https://scontent-b-fra.xx.fbcdn.net/hphotos-xpf1/v/t1.0-9/10387614_701801746573695_1502846986834680831_n.jpg?oh=c9dd62d457df24d64811af86f9c4f834&amp;oe=549BD5D4" text:style-name="Internet_20_link" text:visited-style-name="Visited_20_Internet_20_Link">b</text:a><text:a xlink:type="simple" xlink:href="https://scontent-b-fra.xx.fbcdn.net/hphotos-xpf1/v/t1.0-9/10387614_701801746573695_1502846986834680831_n.jpg?oh=c9dd62d457df24d64811af86f9c4f834&amp;oe=549BD5D4" text:style-name="Internet_20_link" text:visited-style-name="Visited_20_Internet_20_Link">-</text:a><text:a xlink:type="simple" xlink:href="https://scontent-b-fra.xx.fbcdn.net/hphotos-xpf1/v/t1.0-9/10387614_701801746573695_1502846986834680831_n.jpg?oh=c9dd62d457df24d64811af86f9c4f834&amp;oe=549BD5D4" text:style-name="Internet_20_link" text:visited-style-name="Visited_20_Internet_20_Link">fra</text:a><text:a xlink:type="simple" xlink:href="https://scontent-b-fra.xx.fbcdn.net/hphotos-xpf1/v/t1.0-9/10387614_701801746573695_1502846986834680831_n.jpg?oh=c9dd62d457df24d64811af86f9c4f834&amp;oe=549BD5D4" text:style-name="Internet_20_link" text:visited-style-name="Visited_20_Internet_20_Link">.</text:a><text:a xlink:type="simple" xlink:href="https://scontent-b-fra.xx.fbcdn.net/hphotos-xpf1/v/t1.0-9/10387614_701801746573695_1502846986834680831_n.jpg?oh=c9dd62d457df24d64811af86f9c4f834&amp;oe=549BD5D4" text:style-name="Internet_20_link" text:visited-style-name="Visited_20_Internet_20_Link">xx</text:a><text:a xlink:type="simple" xlink:href="https://scontent-b-fra.xx.fbcdn.net/hphotos-xpf1/v/t1.0-9/10387614_701801746573695_1502846986834680831_n.jpg?oh=c9dd62d457df24d64811af86f9c4f834&amp;oe=549BD5D4" text:style-name="Internet_20_link" text:visited-style-name="Visited_20_Internet_20_Link">.</text:a><text:a xlink:type="simple" xlink:href="https://scontent-b-fra.xx.fbcdn.net/hphotos-xpf1/v/t1.0-9/10387614_701801746573695_1502846986834680831_n.jpg?oh=c9dd62d457df24d64811af86f9c4f834&amp;oe=549BD5D4" text:style-name="Internet_20_link" text:visited-style-name="Visited_20_Internet_20_Link">fbcdn</text:a><text:a xlink:type="simple" xlink:href="https://scontent-b-fra.xx.fbcdn.net/hphotos-xpf1/v/t1.0-9/10387614_701801746573695_1502846986834680831_n.jpg?oh=c9dd62d457df24d64811af86f9c4f834&amp;oe=549BD5D4" text:style-name="Internet_20_link" text:visited-style-name="Visited_20_Internet_20_Link">.</text:a><text:a xlink:type="simple" xlink:href="https://scontent-b-fra.xx.fbcdn.net/hphotos-xpf1/v/t1.0-9/10387614_701801746573695_1502846986834680831_n.jpg?oh=c9dd62d457df24d64811af86f9c4f834&amp;oe=549BD5D4" text:style-name="Internet_20_link" text:visited-style-name="Visited_20_Internet_20_Link">net</text:a><text:a xlink:type="simple" xlink:href="https://scontent-b-fra.xx.fbcdn.net/hphotos-xpf1/v/t1.0-9/10387614_701801746573695_1502846986834680831_n.jpg?oh=c9dd62d457df24d64811af86f9c4f834&amp;oe=549BD5D4" text:style-name="Internet_20_link" text:visited-style-name="Visited_20_Internet_20_Link">/</text:a><text:a xlink:type="simple" xlink:href="https://scontent-b-fra.xx.fbcdn.net/hphotos-xpf1/v/t1.0-9/10387614_701801746573695_1502846986834680831_n.jpg?oh=c9dd62d457df24d64811af86f9c4f834&amp;oe=549BD5D4" text:style-name="Internet_20_link" text:visited-style-name="Visited_20_Internet_20_Link">hphotos</text:a><text:a xlink:type="simple" xlink:href="https://scontent-b-fra.xx.fbcdn.net/hphotos-xpf1/v/t1.0-9/10387614_701801746573695_1502846986834680831_n.jpg?oh=c9dd62d457df24d64811af86f9c4f834&amp;oe=549BD5D4" text:style-name="Internet_20_link" text:visited-style-name="Visited_20_Internet_20_Link">-</text:a><text:a xlink:type="simple" xlink:href="https://scontent-b-fra.xx.fbcdn.net/hphotos-xpf1/v/t1.0-9/10387614_701801746573695_1502846986834680831_n.jpg?oh=c9dd62d457df24d64811af86f9c4f834&amp;oe=549BD5D4" text:style-name="Internet_20_link" text:visited-style-name="Visited_20_Internet_20_Link">xpf</text:a><text:a xlink:type="simple" xlink:href="https://scontent-b-fra.xx.fbcdn.net/hphotos-xpf1/v/t1.0-9/10387614_701801746573695_1502846986834680831_n.jpg?oh=c9dd62d457df24d64811af86f9c4f834&amp;oe=549BD5D4" text:style-name="Internet_20_link" text:visited-style-name="Visited_20_Internet_20_Link">1/</text:a><text:a xlink:type="simple" xlink:href="https://scontent-b-fra.xx.fbcdn.net/hphotos-xpf1/v/t1.0-9/10387614_701801746573695_1502846986834680831_n.jpg?oh=c9dd62d457df24d64811af86f9c4f834&amp;oe=549BD5D4" text:style-name="Internet_20_link" text:visited-style-name="Visited_20_Internet_20_Link">v</text:a><text:a xlink:type="simple" xlink:href="https://scontent-b-fra.xx.fbcdn.net/hphotos-xpf1/v/t1.0-9/10387614_701801746573695_1502846986834680831_n.jpg?oh=c9dd62d457df24d64811af86f9c4f834&amp;oe=549BD5D4" text:style-name="Internet_20_link" text:visited-style-name="Visited_20_Internet_20_Link">/</text:a><text:a xlink:type="simple" xlink:href="https://scontent-b-fra.xx.fbcdn.net/hphotos-xpf1/v/t1.0-9/10387614_701801746573695_1502846986834680831_n.jpg?oh=c9dd62d457df24d64811af86f9c4f834&amp;oe=549BD5D4" text:style-name="Internet_20_link" text:visited-style-name="Visited_20_Internet_20_Link">t</text:a><text:a xlink:type="simple" xlink:href="https://scontent-b-fra.xx.fbcdn.net/hphotos-xpf1/v/t1.0-9/10387614_701801746573695_1502846986834680831_n.jpg?oh=c9dd62d457df24d64811af86f9c4f834&amp;oe=549BD5D4" text:style-name="Internet_20_link" text:visited-style-name="Visited_20_Internet_20_Link">1.0-9/10387614_701801746573695_1502846986834680831_</text:a><text:a xlink:type="simple" xlink:href="https://scontent-b-fra.xx.fbcdn.net/hphotos-xpf1/v/t1.0-9/10387614_701801746573695_1502846986834680831_n.jpg?oh=c9dd62d457df24d64811af86f9c4f834&amp;oe=549BD5D4" text:style-name="Internet_20_link" text:visited-style-name="Visited_20_Internet_20_Link">n</text:a><text:a xlink:type="simple" xlink:href="https://scontent-b-fra.xx.fbcdn.net/hphotos-xpf1/v/t1.0-9/10387614_701801746573695_1502846986834680831_n.jpg?oh=c9dd62d457df24d64811af86f9c4f834&amp;oe=549BD5D4" text:style-name="Internet_20_link" text:visited-style-name="Visited_20_Internet_20_Link">.</text:a><text:a xlink:type="simple" xlink:href="https://scontent-b-fra.xx.fbcdn.net/hphotos-xpf1/v/t1.0-9/10387614_701801746573695_1502846986834680831_n.jpg?oh=c9dd62d457df24d64811af86f9c4f834&amp;oe=549BD5D4" text:style-name="Internet_20_link" text:visited-style-name="Visited_20_Internet_20_Link">jpg</text:a><text:a xlink:type="simple" xlink:href="https://scontent-b-fra.xx.fbcdn.net/hphotos-xpf1/v/t1.0-9/10387614_701801746573695_1502846986834680831_n.jpg?oh=c9dd62d457df24d64811af86f9c4f834&amp;oe=549BD5D4" text:style-name="Internet_20_link" text:visited-style-name="Visited_20_Internet_20_Link">?</text:a><text:a xlink:type="simple" xlink:href="https://scontent-b-fra.xx.fbcdn.net/hphotos-xpf1/v/t1.0-9/10387614_701801746573695_1502846986834680831_n.jpg?oh=c9dd62d457df24d64811af86f9c4f834&amp;oe=549BD5D4" text:style-name="Internet_20_link" text:visited-style-name="Visited_20_Internet_20_Link">oh</text:a><text:a xlink:type="simple" xlink:href="https://scontent-b-fra.xx.fbcdn.net/hphotos-xpf1/v/t1.0-9/10387614_701801746573695_1502846986834680831_n.jpg?oh=c9dd62d457df24d64811af86f9c4f834&amp;oe=549BD5D4" text:style-name="Internet_20_link" text:visited-style-name="Visited_20_Internet_20_Link">=</text:a><text:a xlink:type="simple" xlink:href="https://scontent-b-fra.xx.fbcdn.net/hphotos-xpf1/v/t1.0-9/10387614_701801746573695_1502846986834680831_n.jpg?oh=c9dd62d457df24d64811af86f9c4f834&amp;oe=549BD5D4" text:style-name="Internet_20_link" text:visited-style-name="Visited_20_Internet_20_Link">c</text:a><text:a xlink:type="simple" xlink:href="https://scontent-b-fra.xx.fbcdn.net/hphotos-xpf1/v/t1.0-9/10387614_701801746573695_1502846986834680831_n.jpg?oh=c9dd62d457df24d64811af86f9c4f834&amp;oe=549BD5D4" text:style-name="Internet_20_link" text:visited-style-name="Visited_20_Internet_20_Link">9</text:a><text:a xlink:type="simple" xlink:href="https://scontent-b-fra.xx.fbcdn.net/hphotos-xpf1/v/t1.0-9/10387614_701801746573695_1502846986834680831_n.jpg?oh=c9dd62d457df24d64811af86f9c4f834&amp;oe=549BD5D4" text:style-name="Internet_20_link" text:visited-style-name="Visited_20_Internet_20_Link">dd</text:a><text:a xlink:type="simple" xlink:href="https://scontent-b-fra.xx.fbcdn.net/hphotos-xpf1/v/t1.0-9/10387614_701801746573695_1502846986834680831_n.jpg?oh=c9dd62d457df24d64811af86f9c4f834&amp;oe=549BD5D4" text:style-name="Internet_20_link" text:visited-style-name="Visited_20_Internet_20_Link">62</text:a><text:a xlink:type="simple" xlink:href="https://scontent-b-fra.xx.fbcdn.net/hphotos-xpf1/v/t1.0-9/10387614_701801746573695_1502846986834680831_n.jpg?oh=c9dd62d457df24d64811af86f9c4f834&amp;oe=549BD5D4" text:style-name="Internet_20_link" text:visited-style-name="Visited_20_Internet_20_Link">d</text:a><text:a xlink:type="simple" xlink:href="https://scontent-b-fra.xx.fbcdn.net/hphotos-xpf1/v/t1.0-9/10387614_701801746573695_1502846986834680831_n.jpg?oh=c9dd62d457df24d64811af86f9c4f834&amp;oe=549BD5D4" text:style-name="Internet_20_link" text:visited-style-name="Visited_20_Internet_20_Link">457</text:a><text:a xlink:type="simple" xlink:href="https://scontent-b-fra.xx.fbcdn.net/hphotos-xpf1/v/t1.0-9/10387614_701801746573695_1502846986834680831_n.jpg?oh=c9dd62d457df24d64811af86f9c4f834&amp;oe=549BD5D4" text:style-name="Internet_20_link" text:visited-style-name="Visited_20_Internet_20_Link">df</text:a><text:a xlink:type="simple" xlink:href="https://scontent-b-fra.xx.fbcdn.net/hphotos-xpf1/v/t1.0-9/10387614_701801746573695_1502846986834680831_n.jpg?oh=c9dd62d457df24d64811af86f9c4f834&amp;oe=549BD5D4" text:style-name="Internet_20_link" text:visited-style-name="Visited_20_Internet_20_Link">24</text:a><text:a xlink:type="simple" xlink:href="https://scontent-b-fra.xx.fbcdn.net/hphotos-xpf1/v/t1.0-9/10387614_701801746573695_1502846986834680831_n.jpg?oh=c9dd62d457df24d64811af86f9c4f834&amp;oe=549BD5D4" text:style-name="Internet_20_link" text:visited-style-name="Visited_20_Internet_20_Link">d</text:a><text:a xlink:type="simple" xlink:href="https://scontent-b-fra.xx.fbcdn.net/hphotos-xpf1/v/t1.0-9/10387614_701801746573695_1502846986834680831_n.jpg?oh=c9dd62d457df24d64811af86f9c4f834&amp;oe=549BD5D4" text:style-name="Internet_20_link" text:visited-style-name="Visited_20_Internet_20_Link">64811</text:a><text:a xlink:type="simple" xlink:href="https://scontent-b-fra.xx.fbcdn.net/hphotos-xpf1/v/t1.0-9/10387614_701801746573695_1502846986834680831_n.jpg?oh=c9dd62d457df24d64811af86f9c4f834&amp;oe=549BD5D4" text:style-name="Internet_20_link" text:visited-style-name="Visited_20_Internet_20_Link">af</text:a><text:a xlink:type="simple" xlink:href="https://scontent-b-fra.xx.fbcdn.net/hphotos-xpf1/v/t1.0-9/10387614_701801746573695_1502846986834680831_n.jpg?oh=c9dd62d457df24d64811af86f9c4f834&amp;oe=549BD5D4" text:style-name="Internet_20_link" text:visited-style-name="Visited_20_Internet_20_Link">86</text:a><text:a xlink:type="simple" xlink:href="https://scontent-b-fra.xx.fbcdn.net/hphotos-xpf1/v/t1.0-9/10387614_701801746573695_1502846986834680831_n.jpg?oh=c9dd62d457df24d64811af86f9c4f834&amp;oe=549BD5D4" text:style-name="Internet_20_link" text:visited-style-name="Visited_20_Internet_20_Link">f</text:a><text:a xlink:type="simple" xlink:href="https://scontent-b-fra.xx.fbcdn.net/hphotos-xpf1/v/t1.0-9/10387614_701801746573695_1502846986834680831_n.jpg?oh=c9dd62d457df24d64811af86f9c4f834&amp;oe=549BD5D4" text:style-name="Internet_20_link" text:visited-style-name="Visited_20_Internet_20_Link">9</text:a><text:a xlink:type="simple" xlink:href="https://scontent-b-fra.xx.fbcdn.net/hphotos-xpf1/v/t1.0-9/10387614_701801746573695_1502846986834680831_n.jpg?oh=c9dd62d457df24d64811af86f9c4f834&amp;oe=549BD5D4" text:style-name="Internet_20_link" text:visited-style-name="Visited_20_Internet_20_Link">c</text:a><text:a xlink:type="simple" xlink:href="https://scontent-b-fra.xx.fbcdn.net/hphotos-xpf1/v/t1.0-9/10387614_701801746573695_1502846986834680831_n.jpg?oh=c9dd62d457df24d64811af86f9c4f834&amp;oe=549BD5D4" text:style-name="Internet_20_link" text:visited-style-name="Visited_20_Internet_20_Link">4</text:a><text:a xlink:type="simple" xlink:href="https://scontent-b-fra.xx.fbcdn.net/hphotos-xpf1/v/t1.0-9/10387614_701801746573695_1502846986834680831_n.jpg?oh=c9dd62d457df24d64811af86f9c4f834&amp;oe=549BD5D4" text:style-name="Internet_20_link" text:visited-style-name="Visited_20_Internet_20_Link">f</text:a><text:a xlink:type="simple" xlink:href="https://scontent-b-fra.xx.fbcdn.net/hphotos-xpf1/v/t1.0-9/10387614_701801746573695_1502846986834680831_n.jpg?oh=c9dd62d457df24d64811af86f9c4f834&amp;oe=549BD5D4" text:style-name="Internet_20_link" text:visited-style-name="Visited_20_Internet_20_Link">834&amp;</text:a><text:a xlink:type="simple" xlink:href="https://scontent-b-fra.xx.fbcdn.net/hphotos-xpf1/v/t1.0-9/10387614_701801746573695_1502846986834680831_n.jpg?oh=c9dd62d457df24d64811af86f9c4f834&amp;oe=549BD5D4" text:style-name="Internet_20_link" text:visited-style-name="Visited_20_Internet_20_Link">oe</text:a><text:a xlink:type="simple" xlink:href="https://scontent-b-fra.xx.fbcdn.net/hphotos-xpf1/v/t1.0-9/10387614_701801746573695_1502846986834680831_n.jpg?oh=c9dd62d457df24d64811af86f9c4f834&amp;oe=549BD5D4" text:style-name="Internet_20_link" text:visited-style-name="Visited_20_Internet_20_Link">=549</text:a><text:a xlink:type="simple" xlink:href="https://scontent-b-fra.xx.fbcdn.net/hphotos-xpf1/v/t1.0-9/10387614_701801746573695_1502846986834680831_n.jpg?oh=c9dd62d457df24d64811af86f9c4f834&amp;oe=549BD5D4" text:style-name="Internet_20_link" text:visited-style-name="Visited_20_Internet_20_Link">BD</text:a><text:a xlink:type="simple" xlink:href="https://scontent-b-fra.xx.fbcdn.net/hphotos-xpf1/v/t1.0-9/10387614_701801746573695_1502846986834680831_n.jpg?oh=c9dd62d457df24d64811af86f9c4f834&amp;oe=549BD5D4" text:style-name="Internet_20_link" text:visited-style-name="Visited_20_Internet_20_Link">5</text:a><text:a xlink:type="simple" xlink:href="https://scontent-b-fra.xx.fbcdn.net/hphotos-xpf1/v/t1.0-9/10387614_701801746573695_1502846986834680831_n.jpg?oh=c9dd62d457df24d64811af86f9c4f834&amp;oe=549BD5D4" text:style-name="Internet_20_link" text:visited-style-name="Visited_20_Internet_20_Link">D</text:a><text:a xlink:type="simple" xlink:href="https://scontent-b-fra.xx.fbcdn.net/hphotos-xpf1/v/t1.0-9/10387614_701801746573695_1502846986834680831_n.jpg?oh=c9dd62d457df24d64811af86f9c4f834&amp;oe=549BD5D4" text:style-name="Internet_20_link" text:visited-style-name="Visited_20_Internet_20_Link">4</text:a></text:p>
      <text:p text:style-name="P1"><text:span text:style-name="T5">Parapet autorki tekstu.</text:span></text:p>
      <text:p text:style-name="P1"><text:span text:style-name="T7">2.</text:span><text:a xlink:type="simple" xlink:href="https://scontent-a-fra.xx.fbcdn.net/hphotos-xap1/v/t1.0-9/10636206_701802036573666_5766270298377087681_n.jpg?oh=7f00aa226a5bd4d00d272bbd75a5a736&amp;oe=5484DB9A" text:style-name="Internet_20_link" text:visited-style-name="Visited_20_Internet_20_Link"><text:span text:style-name="T5"> </text:span></text:a><text:a xlink:type="simple" xlink:href="https://scontent-a-fra.xx.fbcdn.net/hphotos-xap1/v/t1.0-9/10636206_701802036573666_5766270298377087681_n.jpg?oh=7f00aa226a5bd4d00d272bbd75a5a736&amp;oe=5484DB9A" text:style-name="Internet_20_link" text:visited-style-name="Visited_20_Internet_20_Link">https</text:a><text:a xlink:type="simple" xlink:href="https://scontent-a-fra.xx.fbcdn.net/hphotos-xap1/v/t1.0-9/10636206_701802036573666_5766270298377087681_n.jpg?oh=7f00aa226a5bd4d00d272bbd75a5a736&amp;oe=5484DB9A" text:style-name="Internet_20_link" text:visited-style-name="Visited_20_Internet_20_Link">://</text:a><text:a xlink:type="simple" xlink:href="https://scontent-a-fra.xx.fbcdn.net/hphotos-xap1/v/t1.0-9/10636206_701802036573666_5766270298377087681_n.jpg?oh=7f00aa226a5bd4d00d272bbd75a5a736&amp;oe=5484DB9A" text:style-name="Internet_20_link" text:visited-style-name="Visited_20_Internet_20_Link">scontent</text:a><text:a xlink:type="simple" xlink:href="https://scontent-a-fra.xx.fbcdn.net/hphotos-xap1/v/t1.0-9/10636206_701802036573666_5766270298377087681_n.jpg?oh=7f00aa226a5bd4d00d272bbd75a5a736&amp;oe=5484DB9A" text:style-name="Internet_20_link" text:visited-style-name="Visited_20_Internet_20_Link">-</text:a><text:a xlink:type="simple" xlink:href="https://scontent-a-fra.xx.fbcdn.net/hphotos-xap1/v/t1.0-9/10636206_701802036573666_5766270298377087681_n.jpg?oh=7f00aa226a5bd4d00d272bbd75a5a736&amp;oe=5484DB9A" text:style-name="Internet_20_link" text:visited-style-name="Visited_20_Internet_20_Link">a</text:a><text:a xlink:type="simple" xlink:href="https://scontent-a-fra.xx.fbcdn.net/hphotos-xap1/v/t1.0-9/10636206_701802036573666_5766270298377087681_n.jpg?oh=7f00aa226a5bd4d00d272bbd75a5a736&amp;oe=5484DB9A" text:style-name="Internet_20_link" text:visited-style-name="Visited_20_Internet_20_Link">-</text:a><text:a xlink:type="simple" xlink:href="https://scontent-a-fra.xx.fbcdn.net/hphotos-xap1/v/t1.0-9/10636206_701802036573666_5766270298377087681_n.jpg?oh=7f00aa226a5bd4d00d272bbd75a5a736&amp;oe=5484DB9A" text:style-name="Internet_20_link" text:visited-style-name="Visited_20_Internet_20_Link">fra</text:a><text:a xlink:type="simple" xlink:href="https://scontent-a-fra.xx.fbcdn.net/hphotos-xap1/v/t1.0-9/10636206_701802036573666_5766270298377087681_n.jpg?oh=7f00aa226a5bd4d00d272bbd75a5a736&amp;oe=5484DB9A" text:style-name="Internet_20_link" text:visited-style-name="Visited_20_Internet_20_Link">.</text:a><text:a xlink:type="simple" xlink:href="https://scontent-a-fra.xx.fbcdn.net/hphotos-xap1/v/t1.0-9/10636206_701802036573666_5766270298377087681_n.jpg?oh=7f00aa226a5bd4d00d272bbd75a5a736&amp;oe=5484DB9A" text:style-name="Internet_20_link" text:visited-style-name="Visited_20_Internet_20_Link">xx</text:a><text:a xlink:type="simple" xlink:href="https://scontent-a-fra.xx.fbcdn.net/hphotos-xap1/v/t1.0-9/10636206_701802036573666_5766270298377087681_n.jpg?oh=7f00aa226a5bd4d00d272bbd75a5a736&amp;oe=5484DB9A" text:style-name="Internet_20_link" text:visited-style-name="Visited_20_Internet_20_Link">.</text:a><text:a xlink:type="simple" xlink:href="https://scontent-a-fra.xx.fbcdn.net/hphotos-xap1/v/t1.0-9/10636206_701802036573666_5766270298377087681_n.jpg?oh=7f00aa226a5bd4d00d272bbd75a5a736&amp;oe=5484DB9A" text:style-name="Internet_20_link" text:visited-style-name="Visited_20_Internet_20_Link">fbcdn</text:a><text:a xlink:type="simple" xlink:href="https://scontent-a-fra.xx.fbcdn.net/hphotos-xap1/v/t1.0-9/10636206_701802036573666_5766270298377087681_n.jpg?oh=7f00aa226a5bd4d00d272bbd75a5a736&amp;oe=5484DB9A" text:style-name="Internet_20_link" text:visited-style-name="Visited_20_Internet_20_Link">.</text:a><text:a xlink:type="simple" xlink:href="https://scontent-a-fra.xx.fbcdn.net/hphotos-xap1/v/t1.0-9/10636206_701802036573666_5766270298377087681_n.jpg?oh=7f00aa226a5bd4d00d272bbd75a5a736&amp;oe=5484DB9A" text:style-name="Internet_20_link" text:visited-style-name="Visited_20_Internet_20_Link">net</text:a><text:a xlink:type="simple" xlink:href="https://scontent-a-fra.xx.fbcdn.net/hphotos-xap1/v/t1.0-9/10636206_701802036573666_5766270298377087681_n.jpg?oh=7f00aa226a5bd4d00d272bbd75a5a736&amp;oe=5484DB9A" text:style-name="Internet_20_link" text:visited-style-name="Visited_20_Internet_20_Link">/</text:a><text:a xlink:type="simple" xlink:href="https://scontent-a-fra.xx.fbcdn.net/hphotos-xap1/v/t1.0-9/10636206_701802036573666_5766270298377087681_n.jpg?oh=7f00aa226a5bd4d00d272bbd75a5a736&amp;oe=5484DB9A" text:style-name="Internet_20_link" text:visited-style-name="Visited_20_Internet_20_Link">hphotos</text:a><text:a xlink:type="simple" xlink:href="https://scontent-a-fra.xx.fbcdn.net/hphotos-xap1/v/t1.0-9/10636206_701802036573666_5766270298377087681_n.jpg?oh=7f00aa226a5bd4d00d272bbd75a5a736&amp;oe=5484DB9A" text:style-name="Internet_20_link" text:visited-style-name="Visited_20_Internet_20_Link">-</text:a><text:a xlink:type="simple" xlink:href="https://scontent-a-fra.xx.fbcdn.net/hphotos-xap1/v/t1.0-9/10636206_701802036573666_5766270298377087681_n.jpg?oh=7f00aa226a5bd4d00d272bbd75a5a736&amp;oe=5484DB9A" text:style-name="Internet_20_link" text:visited-style-name="Visited_20_Internet_20_Link">xap</text:a><text:a xlink:type="simple" xlink:href="https://scontent-a-fra.xx.fbcdn.net/hphotos-xap1/v/t1.0-9/10636206_701802036573666_5766270298377087681_n.jpg?oh=7f00aa226a5bd4d00d272bbd75a5a736&amp;oe=5484DB9A" text:style-name="Internet_20_link" text:visited-style-name="Visited_20_Internet_20_Link">1/</text:a><text:a xlink:type="simple" xlink:href="https://scontent-a-fra.xx.fbcdn.net/hphotos-xap1/v/t1.0-9/10636206_701802036573666_5766270298377087681_n.jpg?oh=7f00aa226a5bd4d00d272bbd75a5a736&amp;oe=5484DB9A" text:style-name="Internet_20_link" text:visited-style-name="Visited_20_Internet_20_Link">v</text:a><text:a xlink:type="simple" xlink:href="https://scontent-a-fra.xx.fbcdn.net/hphotos-xap1/v/t1.0-9/10636206_701802036573666_5766270298377087681_n.jpg?oh=7f00aa226a5bd4d00d272bbd75a5a736&amp;oe=5484DB9A" text:style-name="Internet_20_link" text:visited-style-name="Visited_20_Internet_20_Link">/</text:a><text:a xlink:type="simple" xlink:href="https://scontent-a-fra.xx.fbcdn.net/hphotos-xap1/v/t1.0-9/10636206_701802036573666_5766270298377087681_n.jpg?oh=7f00aa226a5bd4d00d272bbd75a5a736&amp;oe=5484DB9A" text:style-name="Internet_20_link" text:visited-style-name="Visited_20_Internet_20_Link">t</text:a><text:a xlink:type="simple" xlink:href="https://scontent-a-fra.xx.fbcdn.net/hphotos-xap1/v/t1.0-9/10636206_701802036573666_5766270298377087681_n.jpg?oh=7f00aa226a5bd4d00d272bbd75a5a736&amp;oe=5484DB9A" text:style-name="Internet_20_link" text:visited-style-name="Visited_20_Internet_20_Link">1.0-9/10636206_701802036573666_5766270298377087681_</text:a><text:a xlink:type="simple" xlink:href="https://scontent-a-fra.xx.fbcdn.net/hphotos-xap1/v/t1.0-9/10636206_701802036573666_5766270298377087681_n.jpg?oh=7f00aa226a5bd4d00d272bbd75a5a736&amp;oe=5484DB9A" text:style-name="Internet_20_link" text:visited-style-name="Visited_20_Internet_20_Link">n</text:a><text:a xlink:type="simple" xlink:href="https://scontent-a-fra.xx.fbcdn.net/hphotos-xap1/v/t1.0-9/10636206_701802036573666_5766270298377087681_n.jpg?oh=7f00aa226a5bd4d00d272bbd75a5a736&amp;oe=5484DB9A" text:style-name="Internet_20_link" text:visited-style-name="Visited_20_Internet_20_Link">.</text:a><text:a xlink:type="simple" xlink:href="https://scontent-a-fra.xx.fbcdn.net/hphotos-xap1/v/t1.0-9/10636206_701802036573666_5766270298377087681_n.jpg?oh=7f00aa226a5bd4d00d272bbd75a5a736&amp;oe=5484DB9A" text:style-name="Internet_20_link" text:visited-style-name="Visited_20_Internet_20_Link">jpg</text:a><text:a xlink:type="simple" xlink:href="https://scontent-a-fra.xx.fbcdn.net/hphotos-xap1/v/t1.0-9/10636206_701802036573666_5766270298377087681_n.jpg?oh=7f00aa226a5bd4d00d272bbd75a5a736&amp;oe=5484DB9A" text:style-name="Internet_20_link" text:visited-style-name="Visited_20_Internet_20_Link">?</text:a><text:a xlink:type="simple" xlink:href="https://scontent-a-fra.xx.fbcdn.net/hphotos-xap1/v/t1.0-9/10636206_701802036573666_5766270298377087681_n.jpg?oh=7f00aa226a5bd4d00d272bbd75a5a736&amp;oe=5484DB9A" text:style-name="Internet_20_link" text:visited-style-name="Visited_20_Internet_20_Link">oh</text:a><text:a xlink:type="simple" xlink:href="https://scontent-a-fra.xx.fbcdn.net/hphotos-xap1/v/t1.0-9/10636206_701802036573666_5766270298377087681_n.jpg?oh=7f00aa226a5bd4d00d272bbd75a5a736&amp;oe=5484DB9A" text:style-name="Internet_20_link" text:visited-style-name="Visited_20_Internet_20_Link">=7</text:a><text:a xlink:type="simple" xlink:href="https://scontent-a-fra.xx.fbcdn.net/hphotos-xap1/v/t1.0-9/10636206_701802036573666_5766270298377087681_n.jpg?oh=7f00aa226a5bd4d00d272bbd75a5a736&amp;oe=5484DB9A" text:style-name="Internet_20_link" text:visited-style-name="Visited_20_Internet_20_Link">f</text:a><text:a xlink:type="simple" xlink:href="https://scontent-a-fra.xx.fbcdn.net/hphotos-xap1/v/t1.0-9/10636206_701802036573666_5766270298377087681_n.jpg?oh=7f00aa226a5bd4d00d272bbd75a5a736&amp;oe=5484DB9A" text:style-name="Internet_20_link" text:visited-style-name="Visited_20_Internet_20_Link">00</text:a><text:a xlink:type="simple" xlink:href="https://scontent-a-fra.xx.fbcdn.net/hphotos-xap1/v/t1.0-9/10636206_701802036573666_5766270298377087681_n.jpg?oh=7f00aa226a5bd4d00d272bbd75a5a736&amp;oe=5484DB9A" text:style-name="Internet_20_link" text:visited-style-name="Visited_20_Internet_20_Link">aa</text:a><text:a xlink:type="simple" xlink:href="https://scontent-a-fra.xx.fbcdn.net/hphotos-xap1/v/t1.0-9/10636206_701802036573666_5766270298377087681_n.jpg?oh=7f00aa226a5bd4d00d272bbd75a5a736&amp;oe=5484DB9A" text:style-name="Internet_20_link" text:visited-style-name="Visited_20_Internet_20_Link">226</text:a><text:a xlink:type="simple" xlink:href="https://scontent-a-fra.xx.fbcdn.net/hphotos-xap1/v/t1.0-9/10636206_701802036573666_5766270298377087681_n.jpg?oh=7f00aa226a5bd4d00d272bbd75a5a736&amp;oe=5484DB9A" text:style-name="Internet_20_link" text:visited-style-name="Visited_20_Internet_20_Link">a</text:a><text:a xlink:type="simple" xlink:href="https://scontent-a-fra.xx.fbcdn.net/hphotos-xap1/v/t1.0-9/10636206_701802036573666_5766270298377087681_n.jpg?oh=7f00aa226a5bd4d00d272bbd75a5a736&amp;oe=5484DB9A" text:style-name="Internet_20_link" text:visited-style-name="Visited_20_Internet_20_Link">5</text:a><text:a xlink:type="simple" xlink:href="https://scontent-a-fra.xx.fbcdn.net/hphotos-xap1/v/t1.0-9/10636206_701802036573666_5766270298377087681_n.jpg?oh=7f00aa226a5bd4d00d272bbd75a5a736&amp;oe=5484DB9A" text:style-name="Internet_20_link" text:visited-style-name="Visited_20_Internet_20_Link">bd</text:a><text:a xlink:type="simple" xlink:href="https://scontent-a-fra.xx.fbcdn.net/hphotos-xap1/v/t1.0-9/10636206_701802036573666_5766270298377087681_n.jpg?oh=7f00aa226a5bd4d00d272bbd75a5a736&amp;oe=5484DB9A" text:style-name="Internet_20_link" text:visited-style-name="Visited_20_Internet_20_Link">4</text:a><text:a xlink:type="simple" xlink:href="https://scontent-a-fra.xx.fbcdn.net/hphotos-xap1/v/t1.0-9/10636206_701802036573666_5766270298377087681_n.jpg?oh=7f00aa226a5bd4d00d272bbd75a5a736&amp;oe=5484DB9A" text:style-name="Internet_20_link" text:visited-style-name="Visited_20_Internet_20_Link">d</text:a><text:a xlink:type="simple" xlink:href="https://scontent-a-fra.xx.fbcdn.net/hphotos-xap1/v/t1.0-9/10636206_701802036573666_5766270298377087681_n.jpg?oh=7f00aa226a5bd4d00d272bbd75a5a736&amp;oe=5484DB9A" text:style-name="Internet_20_link" text:visited-style-name="Visited_20_Internet_20_Link">00</text:a><text:a xlink:type="simple" xlink:href="https://scontent-a-fra.xx.fbcdn.net/hphotos-xap1/v/t1.0-9/10636206_701802036573666_5766270298377087681_n.jpg?oh=7f00aa226a5bd4d00d272bbd75a5a736&amp;oe=5484DB9A" text:style-name="Internet_20_link" text:visited-style-name="Visited_20_Internet_20_Link">d</text:a><text:a xlink:type="simple" xlink:href="https://scontent-a-fra.xx.fbcdn.net/hphotos-xap1/v/t1.0-9/10636206_701802036573666_5766270298377087681_n.jpg?oh=7f00aa226a5bd4d00d272bbd75a5a736&amp;oe=5484DB9A" text:style-name="Internet_20_link" text:visited-style-name="Visited_20_Internet_20_Link">272</text:a><text:a xlink:type="simple" xlink:href="https://scontent-a-fra.xx.fbcdn.net/hphotos-xap1/v/t1.0-9/10636206_701802036573666_5766270298377087681_n.jpg?oh=7f00aa226a5bd4d00d272bbd75a5a736&amp;oe=5484DB9A" text:style-name="Internet_20_link" text:visited-style-name="Visited_20_Internet_20_Link">bbd</text:a><text:a xlink:type="simple" xlink:href="https://scontent-a-fra.xx.fbcdn.net/hphotos-xap1/v/t1.0-9/10636206_701802036573666_5766270298377087681_n.jpg?oh=7f00aa226a5bd4d00d272bbd75a5a736&amp;oe=5484DB9A" text:style-name="Internet_20_link" text:visited-style-name="Visited_20_Internet_20_Link">75</text:a><text:a xlink:type="simple" xlink:href="https://scontent-a-fra.xx.fbcdn.net/hphotos-xap1/v/t1.0-9/10636206_701802036573666_5766270298377087681_n.jpg?oh=7f00aa226a5bd4d00d272bbd75a5a736&amp;oe=5484DB9A" text:style-name="Internet_20_link" text:visited-style-name="Visited_20_Internet_20_Link">a</text:a><text:a xlink:type="simple" xlink:href="https://scontent-a-fra.xx.fbcdn.net/hphotos-xap1/v/t1.0-9/10636206_701802036573666_5766270298377087681_n.jpg?oh=7f00aa226a5bd4d00d272bbd75a5a736&amp;oe=5484DB9A" text:style-name="Internet_20_link" text:visited-style-name="Visited_20_Internet_20_Link">5</text:a><text:a xlink:type="simple" xlink:href="https://scontent-a-fra.xx.fbcdn.net/hphotos-xap1/v/t1.0-9/10636206_701802036573666_5766270298377087681_n.jpg?oh=7f00aa226a5bd4d00d272bbd75a5a736&amp;oe=5484DB9A" text:style-name="Internet_20_link" text:visited-style-name="Visited_20_Internet_20_Link">a</text:a><text:a xlink:type="simple" xlink:href="https://scontent-a-fra.xx.fbcdn.net/hphotos-xap1/v/t1.0-9/10636206_701802036573666_5766270298377087681_n.jpg?oh=7f00aa226a5bd4d00d272bbd75a5a736&amp;oe=5484DB9A" text:style-name="Internet_20_link" text:visited-style-name="Visited_20_Internet_20_Link">736&amp;</text:a><text:a xlink:type="simple" xlink:href="https://scontent-a-fra.xx.fbcdn.net/hphotos-xap1/v/t1.0-9/10636206_701802036573666_5766270298377087681_n.jpg?oh=7f00aa226a5bd4d00d272bbd75a5a736&amp;oe=5484DB9A" text:style-name="Internet_20_link" text:visited-style-name="Visited_20_Internet_20_Link">oe</text:a><text:a xlink:type="simple" xlink:href="https://scontent-a-fra.xx.fbcdn.net/hphotos-xap1/v/t1.0-9/10636206_701802036573666_5766270298377087681_n.jpg?oh=7f00aa226a5bd4d00d272bbd75a5a736&amp;oe=5484DB9A" text:style-name="Internet_20_link" text:visited-style-name="Visited_20_Internet_20_Link">=5484</text:a><text:a xlink:type="simple" xlink:href="https://scontent-a-fra.xx.fbcdn.net/hphotos-xap1/v/t1.0-9/10636206_701802036573666_5766270298377087681_n.jpg?oh=7f00aa226a5bd4d00d272bbd75a5a736&amp;oe=5484DB9A" text:style-name="Internet_20_link" text:visited-style-name="Visited_20_Internet_20_Link">DB</text:a><text:a xlink:type="simple" xlink:href="https://scontent-a-fra.xx.fbcdn.net/hphotos-xap1/v/t1.0-9/10636206_701802036573666_5766270298377087681_n.jpg?oh=7f00aa226a5bd4d00d272bbd75a5a736&amp;oe=5484DB9A" text:style-name="Internet_20_link" text:visited-style-name="Visited_20_Internet_20_Link">9</text:a><text:a xlink:type="simple" xlink:href="https://scontent-a-fra.xx.fbcdn.net/hphotos-xap1/v/t1.0-9/10636206_701802036573666_5766270298377087681_n.jpg?oh=7f00aa226a5bd4d00d272bbd75a5a736&amp;oe=5484DB9A" text:style-name="Internet_20_link" text:visited-style-name="Visited_20_Internet_20_Link">A</text:a></text:p>
      <text:p text:style-name="P1"><text:span text:style-name="T5">Tłustosze i rosiczki na parapecie okiennym.</text:span></text:p>
      <text:p text:style-name="P1"><text:span text:style-name="T5">3.</text:span><text:a xlink:type="simple" xlink:href="https://scontent-a-fra.xx.fbcdn.net/hphotos-prn2/v/l/t1.0-9/1187158_501840133236525_821625812_n.jpg?oh=f0d5bff12b8c214be23e50ed62b0102d&amp;oe=549EB736" text:style-name="Internet_20_link" text:visited-style-name="Visited_20_Internet_20_Link"><text:span text:style-name="T5"> </text:span></text:a><text:a xlink:type="simple" xlink:href="https://scontent-a-fra.xx.fbcdn.net/hphotos-prn2/v/l/t1.0-9/1187158_501840133236525_821625812_n.jpg?oh=f0d5bff12b8c214be23e50ed62b0102d&amp;oe=549EB736" text:style-name="Internet_20_link" text:visited-style-name="Visited_20_Internet_20_Link">https</text:a><text:a xlink:type="simple" xlink:href="https://scontent-a-fra.xx.fbcdn.net/hphotos-prn2/v/l/t1.0-9/1187158_501840133236525_821625812_n.jpg?oh=f0d5bff12b8c214be23e50ed62b0102d&amp;oe=549EB736" text:style-name="Internet_20_link" text:visited-style-name="Visited_20_Internet_20_Link">://</text:a><text:a xlink:type="simple" xlink:href="https://scontent-a-fra.xx.fbcdn.net/hphotos-prn2/v/l/t1.0-9/1187158_501840133236525_821625812_n.jpg?oh=f0d5bff12b8c214be23e50ed62b0102d&amp;oe=549EB736" text:style-name="Internet_20_link" text:visited-style-name="Visited_20_Internet_20_Link">scontent</text:a><text:a xlink:type="simple" xlink:href="https://scontent-a-fra.xx.fbcdn.net/hphotos-prn2/v/l/t1.0-9/1187158_501840133236525_821625812_n.jpg?oh=f0d5bff12b8c214be23e50ed62b0102d&amp;oe=549EB736" text:style-name="Internet_20_link" text:visited-style-name="Visited_20_Internet_20_Link">-</text:a><text:a xlink:type="simple" xlink:href="https://scontent-a-fra.xx.fbcdn.net/hphotos-prn2/v/l/t1.0-9/1187158_501840133236525_821625812_n.jpg?oh=f0d5bff12b8c214be23e50ed62b0102d&amp;oe=549EB736" text:style-name="Internet_20_link" text:visited-style-name="Visited_20_Internet_20_Link">a</text:a><text:a xlink:type="simple" xlink:href="https://scontent-a-fra.xx.fbcdn.net/hphotos-prn2/v/l/t1.0-9/1187158_501840133236525_821625812_n.jpg?oh=f0d5bff12b8c214be23e50ed62b0102d&amp;oe=549EB736" text:style-name="Internet_20_link" text:visited-style-name="Visited_20_Internet_20_Link">-</text:a><text:a xlink:type="simple" xlink:href="https://scontent-a-fra.xx.fbcdn.net/hphotos-prn2/v/l/t1.0-9/1187158_501840133236525_821625812_n.jpg?oh=f0d5bff12b8c214be23e50ed62b0102d&amp;oe=549EB736" text:style-name="Internet_20_link" text:visited-style-name="Visited_20_Internet_20_Link">fra</text:a><text:a xlink:type="simple" xlink:href="https://scontent-a-fra.xx.fbcdn.net/hphotos-prn2/v/l/t1.0-9/1187158_501840133236525_821625812_n.jpg?oh=f0d5bff12b8c214be23e50ed62b0102d&amp;oe=549EB736" text:style-name="Internet_20_link" text:visited-style-name="Visited_20_Internet_20_Link">.</text:a><text:a xlink:type="simple" xlink:href="https://scontent-a-fra.xx.fbcdn.net/hphotos-prn2/v/l/t1.0-9/1187158_501840133236525_821625812_n.jpg?oh=f0d5bff12b8c214be23e50ed62b0102d&amp;oe=549EB736" text:style-name="Internet_20_link" text:visited-style-name="Visited_20_Internet_20_Link">xx</text:a><text:a xlink:type="simple" xlink:href="https://scontent-a-fra.xx.fbcdn.net/hphotos-prn2/v/l/t1.0-9/1187158_501840133236525_821625812_n.jpg?oh=f0d5bff12b8c214be23e50ed62b0102d&amp;oe=549EB736" text:style-name="Internet_20_link" text:visited-style-name="Visited_20_Internet_20_Link">.</text:a><text:a xlink:type="simple" xlink:href="https://scontent-a-fra.xx.fbcdn.net/hphotos-prn2/v/l/t1.0-9/1187158_501840133236525_821625812_n.jpg?oh=f0d5bff12b8c214be23e50ed62b0102d&amp;oe=549EB736" text:style-name="Internet_20_link" text:visited-style-name="Visited_20_Internet_20_Link">fbcdn</text:a><text:a xlink:type="simple" xlink:href="https://scontent-a-fra.xx.fbcdn.net/hphotos-prn2/v/l/t1.0-9/1187158_501840133236525_821625812_n.jpg?oh=f0d5bff12b8c214be23e50ed62b0102d&amp;oe=549EB736" text:style-name="Internet_20_link" text:visited-style-name="Visited_20_Internet_20_Link">.</text:a><text:a xlink:type="simple" xlink:href="https://scontent-a-fra.xx.fbcdn.net/hphotos-prn2/v/l/t1.0-9/1187158_501840133236525_821625812_n.jpg?oh=f0d5bff12b8c214be23e50ed62b0102d&amp;oe=549EB736" text:style-name="Internet_20_link" text:visited-style-name="Visited_20_Internet_20_Link">net</text:a><text:a xlink:type="simple" xlink:href="https://scontent-a-fra.xx.fbcdn.net/hphotos-prn2/v/l/t1.0-9/1187158_501840133236525_821625812_n.jpg?oh=f0d5bff12b8c214be23e50ed62b0102d&amp;oe=549EB736" text:style-name="Internet_20_link" text:visited-style-name="Visited_20_Internet_20_Link">/</text:a><text:a xlink:type="simple" xlink:href="https://scontent-a-fra.xx.fbcdn.net/hphotos-prn2/v/l/t1.0-9/1187158_501840133236525_821625812_n.jpg?oh=f0d5bff12b8c214be23e50ed62b0102d&amp;oe=549EB736" text:style-name="Internet_20_link" text:visited-style-name="Visited_20_Internet_20_Link">hphotos</text:a><text:a xlink:type="simple" xlink:href="https://scontent-a-fra.xx.fbcdn.net/hphotos-prn2/v/l/t1.0-9/1187158_501840133236525_821625812_n.jpg?oh=f0d5bff12b8c214be23e50ed62b0102d&amp;oe=549EB736" text:style-name="Internet_20_link" text:visited-style-name="Visited_20_Internet_20_Link">-</text:a><text:a xlink:type="simple" xlink:href="https://scontent-a-fra.xx.fbcdn.net/hphotos-prn2/v/l/t1.0-9/1187158_501840133236525_821625812_n.jpg?oh=f0d5bff12b8c214be23e50ed62b0102d&amp;oe=549EB736" text:style-name="Internet_20_link" text:visited-style-name="Visited_20_Internet_20_Link">prn</text:a><text:a xlink:type="simple" xlink:href="https://scontent-a-fra.xx.fbcdn.net/hphotos-prn2/v/l/t1.0-9/1187158_501840133236525_821625812_n.jpg?oh=f0d5bff12b8c214be23e50ed62b0102d&amp;oe=549EB736" text:style-name="Internet_20_link" text:visited-style-name="Visited_20_Internet_20_Link">2/</text:a><text:a xlink:type="simple" xlink:href="https://scontent-a-fra.xx.fbcdn.net/hphotos-prn2/v/l/t1.0-9/1187158_501840133236525_821625812_n.jpg?oh=f0d5bff12b8c214be23e50ed62b0102d&amp;oe=549EB736" text:style-name="Internet_20_link" text:visited-style-name="Visited_20_Internet_20_Link">v</text:a><text:a xlink:type="simple" xlink:href="https://scontent-a-fra.xx.fbcdn.net/hphotos-prn2/v/l/t1.0-9/1187158_501840133236525_821625812_n.jpg?oh=f0d5bff12b8c214be23e50ed62b0102d&amp;oe=549EB736" text:style-name="Internet_20_link" text:visited-style-name="Visited_20_Internet_20_Link">/</text:a><text:a xlink:type="simple" xlink:href="https://scontent-a-fra.xx.fbcdn.net/hphotos-prn2/v/l/t1.0-9/1187158_501840133236525_821625812_n.jpg?oh=f0d5bff12b8c214be23e50ed62b0102d&amp;oe=549EB736" text:style-name="Internet_20_link" text:visited-style-name="Visited_20_Internet_20_Link">l</text:a><text:a xlink:type="simple" xlink:href="https://scontent-a-fra.xx.fbcdn.net/hphotos-prn2/v/l/t1.0-9/1187158_501840133236525_821625812_n.jpg?oh=f0d5bff12b8c214be23e50ed62b0102d&amp;oe=549EB736" text:style-name="Internet_20_link" text:visited-style-name="Visited_20_Internet_20_Link">/</text:a><text:a xlink:type="simple" xlink:href="https://scontent-a-fra.xx.fbcdn.net/hphotos-prn2/v/l/t1.0-9/1187158_501840133236525_821625812_n.jpg?oh=f0d5bff12b8c214be23e50ed62b0102d&amp;oe=549EB736" text:style-name="Internet_20_link" text:visited-style-name="Visited_20_Internet_20_Link">t</text:a><text:a xlink:type="simple" xlink:href="https://scontent-a-fra.xx.fbcdn.net/hphotos-prn2/v/l/t1.0-9/1187158_501840133236525_821625812_n.jpg?oh=f0d5bff12b8c214be23e50ed62b0102d&amp;oe=549EB736" text:style-name="Internet_20_link" text:visited-style-name="Visited_20_Internet_20_Link">1.0-9/1187158_501840133236525_821625812_</text:a><text:a xlink:type="simple" xlink:href="https://scontent-a-fra.xx.fbcdn.net/hphotos-prn2/v/l/t1.0-9/1187158_501840133236525_821625812_n.jpg?oh=f0d5bff12b8c214be23e50ed62b0102d&amp;oe=549EB736" text:style-name="Internet_20_link" text:visited-style-name="Visited_20_Internet_20_Link">n</text:a><text:a xlink:type="simple" xlink:href="https://scontent-a-fra.xx.fbcdn.net/hphotos-prn2/v/l/t1.0-9/1187158_501840133236525_821625812_n.jpg?oh=f0d5bff12b8c214be23e50ed62b0102d&amp;oe=549EB736" text:style-name="Internet_20_link" text:visited-style-name="Visited_20_Internet_20_Link">.</text:a><text:a xlink:type="simple" xlink:href="https://scontent-a-fra.xx.fbcdn.net/hphotos-prn2/v/l/t1.0-9/1187158_501840133236525_821625812_n.jpg?oh=f0d5bff12b8c214be23e50ed62b0102d&amp;oe=549EB736" text:style-name="Internet_20_link" text:visited-style-name="Visited_20_Internet_20_Link">jpg</text:a><text:a xlink:type="simple" xlink:href="https://scontent-a-fra.xx.fbcdn.net/hphotos-prn2/v/l/t1.0-9/1187158_501840133236525_821625812_n.jpg?oh=f0d5bff12b8c214be23e50ed62b0102d&amp;oe=549EB736" text:style-name="Internet_20_link" text:visited-style-name="Visited_20_Internet_20_Link">?</text:a><text:a xlink:type="simple" xlink:href="https://scontent-a-fra.xx.fbcdn.net/hphotos-prn2/v/l/t1.0-9/1187158_501840133236525_821625812_n.jpg?oh=f0d5bff12b8c214be23e50ed62b0102d&amp;oe=549EB736" text:style-name="Internet_20_link" text:visited-style-name="Visited_20_Internet_20_Link">oh</text:a><text:a xlink:type="simple" xlink:href="https://scontent-a-fra.xx.fbcdn.net/hphotos-prn2/v/l/t1.0-9/1187158_501840133236525_821625812_n.jpg?oh=f0d5bff12b8c214be23e50ed62b0102d&amp;oe=549EB736" text:style-name="Internet_20_link" text:visited-style-name="Visited_20_Internet_20_Link">=</text:a><text:a xlink:type="simple" xlink:href="https://scontent-a-fra.xx.fbcdn.net/hphotos-prn2/v/l/t1.0-9/1187158_501840133236525_821625812_n.jpg?oh=f0d5bff12b8c214be23e50ed62b0102d&amp;oe=549EB736" text:style-name="Internet_20_link" text:visited-style-name="Visited_20_Internet_20_Link">f</text:a><text:a xlink:type="simple" xlink:href="https://scontent-a-fra.xx.fbcdn.net/hphotos-prn2/v/l/t1.0-9/1187158_501840133236525_821625812_n.jpg?oh=f0d5bff12b8c214be23e50ed62b0102d&amp;oe=549EB736" text:style-name="Internet_20_link" text:visited-style-name="Visited_20_Internet_20_Link">0</text:a><text:a xlink:type="simple" xlink:href="https://scontent-a-fra.xx.fbcdn.net/hphotos-prn2/v/l/t1.0-9/1187158_501840133236525_821625812_n.jpg?oh=f0d5bff12b8c214be23e50ed62b0102d&amp;oe=549EB736" text:style-name="Internet_20_link" text:visited-style-name="Visited_20_Internet_20_Link">d</text:a><text:a xlink:type="simple" xlink:href="https://scontent-a-fra.xx.fbcdn.net/hphotos-prn2/v/l/t1.0-9/1187158_501840133236525_821625812_n.jpg?oh=f0d5bff12b8c214be23e50ed62b0102d&amp;oe=549EB736" text:style-name="Internet_20_link" text:visited-style-name="Visited_20_Internet_20_Link">5</text:a><text:a xlink:type="simple" xlink:href="https://scontent-a-fra.xx.fbcdn.net/hphotos-prn2/v/l/t1.0-9/1187158_501840133236525_821625812_n.jpg?oh=f0d5bff12b8c214be23e50ed62b0102d&amp;oe=549EB736" text:style-name="Internet_20_link" text:visited-style-name="Visited_20_Internet_20_Link">bff</text:a><text:a xlink:type="simple" xlink:href="https://scontent-a-fra.xx.fbcdn.net/hphotos-prn2/v/l/t1.0-9/1187158_501840133236525_821625812_n.jpg?oh=f0d5bff12b8c214be23e50ed62b0102d&amp;oe=549EB736" text:style-name="Internet_20_link" text:visited-style-name="Visited_20_Internet_20_Link">12</text:a><text:a xlink:type="simple" xlink:href="https://scontent-a-fra.xx.fbcdn.net/hphotos-prn2/v/l/t1.0-9/1187158_501840133236525_821625812_n.jpg?oh=f0d5bff12b8c214be23e50ed62b0102d&amp;oe=549EB736" text:style-name="Internet_20_link" text:visited-style-name="Visited_20_Internet_20_Link">b</text:a><text:a xlink:type="simple" xlink:href="https://scontent-a-fra.xx.fbcdn.net/hphotos-prn2/v/l/t1.0-9/1187158_501840133236525_821625812_n.jpg?oh=f0d5bff12b8c214be23e50ed62b0102d&amp;oe=549EB736" text:style-name="Internet_20_link" text:visited-style-name="Visited_20_Internet_20_Link">8</text:a><text:a xlink:type="simple" xlink:href="https://scontent-a-fra.xx.fbcdn.net/hphotos-prn2/v/l/t1.0-9/1187158_501840133236525_821625812_n.jpg?oh=f0d5bff12b8c214be23e50ed62b0102d&amp;oe=549EB736" text:style-name="Internet_20_link" text:visited-style-name="Visited_20_Internet_20_Link">c</text:a><text:a xlink:type="simple" xlink:href="https://scontent-a-fra.xx.fbcdn.net/hphotos-prn2/v/l/t1.0-9/1187158_501840133236525_821625812_n.jpg?oh=f0d5bff12b8c214be23e50ed62b0102d&amp;oe=549EB736" text:style-name="Internet_20_link" text:visited-style-name="Visited_20_Internet_20_Link">214</text:a><text:a xlink:type="simple" xlink:href="https://scontent-a-fra.xx.fbcdn.net/hphotos-prn2/v/l/t1.0-9/1187158_501840133236525_821625812_n.jpg?oh=f0d5bff12b8c214be23e50ed62b0102d&amp;oe=549EB736" text:style-name="Internet_20_link" text:visited-style-name="Visited_20_Internet_20_Link">be</text:a><text:a xlink:type="simple" xlink:href="https://scontent-a-fra.xx.fbcdn.net/hphotos-prn2/v/l/t1.0-9/1187158_501840133236525_821625812_n.jpg?oh=f0d5bff12b8c214be23e50ed62b0102d&amp;oe=549EB736" text:style-name="Internet_20_link" text:visited-style-name="Visited_20_Internet_20_Link">23</text:a><text:a xlink:type="simple" xlink:href="https://scontent-a-fra.xx.fbcdn.net/hphotos-prn2/v/l/t1.0-9/1187158_501840133236525_821625812_n.jpg?oh=f0d5bff12b8c214be23e50ed62b0102d&amp;oe=549EB736" text:style-name="Internet_20_link" text:visited-style-name="Visited_20_Internet_20_Link">e</text:a><text:a xlink:type="simple" xlink:href="https://scontent-a-fra.xx.fbcdn.net/hphotos-prn2/v/l/t1.0-9/1187158_501840133236525_821625812_n.jpg?oh=f0d5bff12b8c214be23e50ed62b0102d&amp;oe=549EB736" text:style-name="Internet_20_link" text:visited-style-name="Visited_20_Internet_20_Link">50</text:a><text:a xlink:type="simple" xlink:href="https://scontent-a-fra.xx.fbcdn.net/hphotos-prn2/v/l/t1.0-9/1187158_501840133236525_821625812_n.jpg?oh=f0d5bff12b8c214be23e50ed62b0102d&amp;oe=549EB736" text:style-name="Internet_20_link" text:visited-style-name="Visited_20_Internet_20_Link">ed</text:a><text:a xlink:type="simple" xlink:href="https://scontent-a-fra.xx.fbcdn.net/hphotos-prn2/v/l/t1.0-9/1187158_501840133236525_821625812_n.jpg?oh=f0d5bff12b8c214be23e50ed62b0102d&amp;oe=549EB736" text:style-name="Internet_20_link" text:visited-style-name="Visited_20_Internet_20_Link">62</text:a><text:a xlink:type="simple" xlink:href="https://scontent-a-fra.xx.fbcdn.net/hphotos-prn2/v/l/t1.0-9/1187158_501840133236525_821625812_n.jpg?oh=f0d5bff12b8c214be23e50ed62b0102d&amp;oe=549EB736" text:style-name="Internet_20_link" text:visited-style-name="Visited_20_Internet_20_Link">b</text:a><text:a xlink:type="simple" xlink:href="https://scontent-a-fra.xx.fbcdn.net/hphotos-prn2/v/l/t1.0-9/1187158_501840133236525_821625812_n.jpg?oh=f0d5bff12b8c214be23e50ed62b0102d&amp;oe=549EB736" text:style-name="Internet_20_link" text:visited-style-name="Visited_20_Internet_20_Link">0102</text:a><text:a xlink:type="simple" xlink:href="https://scontent-a-fra.xx.fbcdn.net/hphotos-prn2/v/l/t1.0-9/1187158_501840133236525_821625812_n.jpg?oh=f0d5bff12b8c214be23e50ed62b0102d&amp;oe=549EB736" text:style-name="Internet_20_link" text:visited-style-name="Visited_20_Internet_20_Link">d</text:a><text:a xlink:type="simple" xlink:href="https://scontent-a-fra.xx.fbcdn.net/hphotos-prn2/v/l/t1.0-9/1187158_501840133236525_821625812_n.jpg?oh=f0d5bff12b8c214be23e50ed62b0102d&amp;oe=549EB736" text:style-name="Internet_20_link" text:visited-style-name="Visited_20_Internet_20_Link">&amp;</text:a><text:a xlink:type="simple" xlink:href="https://scontent-a-fra.xx.fbcdn.net/hphotos-prn2/v/l/t1.0-9/1187158_501840133236525_821625812_n.jpg?oh=f0d5bff12b8c214be23e50ed62b0102d&amp;oe=549EB736" text:style-name="Internet_20_link" text:visited-style-name="Visited_20_Internet_20_Link">oe</text:a><text:a xlink:type="simple" xlink:href="https://scontent-a-fra.xx.fbcdn.net/hphotos-prn2/v/l/t1.0-9/1187158_501840133236525_821625812_n.jpg?oh=f0d5bff12b8c214be23e50ed62b0102d&amp;oe=549EB736" text:style-name="Internet_20_link" text:visited-style-name="Visited_20_Internet_20_Link">=549</text:a><text:a xlink:type="simple" xlink:href="https://scontent-a-fra.xx.fbcdn.net/hphotos-prn2/v/l/t1.0-9/1187158_501840133236525_821625812_n.jpg?oh=f0d5bff12b8c214be23e50ed62b0102d&amp;oe=549EB736" text:style-name="Internet_20_link" text:visited-style-name="Visited_20_Internet_20_Link">EB</text:a><text:a xlink:type="simple" xlink:href="https://scontent-a-fra.xx.fbcdn.net/hphotos-prn2/v/l/t1.0-9/1187158_501840133236525_821625812_n.jpg?oh=f0d5bff12b8c214be23e50ed62b0102d&amp;oe=549EB736" text:style-name="Internet_20_link" text:visited-style-name="Visited_20_Internet_20_Link">736</text:a></text:p>
      <text:p text:style-name="P1"><text:span text:style-name="T5">Nieoznaczona hybryda tłustosza meksykańskiego.</text:span></text:p>
      <text:p text:style-name="P1"><text:span text:style-name="T5">4.</text:span><text:a xlink:type="simple" xlink:href="https://scontent-a-fra.xx.fbcdn.net/hphotos-xap1/v/t1.0-9/1185228_501840119903193_1797481991_n.jpg?oh=9623bd5cbe1bec6156912d28e9da33e4&amp;oe=549748B2" text:style-name="Internet_20_link" text:visited-style-name="Visited_20_Internet_20_Link"><text:span text:style-name="T5"> </text:span></text:a><text:a xlink:type="simple" xlink:href="https://scontent-a-fra.xx.fbcdn.net/hphotos-xap1/v/t1.0-9/1185228_501840119903193_1797481991_n.jpg?oh=9623bd5cbe1bec6156912d28e9da33e4&amp;oe=549748B2" text:style-name="Internet_20_link" text:visited-style-name="Visited_20_Internet_20_Link">https</text:a><text:a xlink:type="simple" xlink:href="https://scontent-a-fra.xx.fbcdn.net/hphotos-xap1/v/t1.0-9/1185228_501840119903193_1797481991_n.jpg?oh=9623bd5cbe1bec6156912d28e9da33e4&amp;oe=549748B2" text:style-name="Internet_20_link" text:visited-style-name="Visited_20_Internet_20_Link">://</text:a><text:a xlink:type="simple" xlink:href="https://scontent-a-fra.xx.fbcdn.net/hphotos-xap1/v/t1.0-9/1185228_501840119903193_1797481991_n.jpg?oh=9623bd5cbe1bec6156912d28e9da33e4&amp;oe=549748B2" text:style-name="Internet_20_link" text:visited-style-name="Visited_20_Internet_20_Link">scontent</text:a><text:a xlink:type="simple" xlink:href="https://scontent-a-fra.xx.fbcdn.net/hphotos-xap1/v/t1.0-9/1185228_501840119903193_1797481991_n.jpg?oh=9623bd5cbe1bec6156912d28e9da33e4&amp;oe=549748B2" text:style-name="Internet_20_link" text:visited-style-name="Visited_20_Internet_20_Link">-</text:a><text:a xlink:type="simple" xlink:href="https://scontent-a-fra.xx.fbcdn.net/hphotos-xap1/v/t1.0-9/1185228_501840119903193_1797481991_n.jpg?oh=9623bd5cbe1bec6156912d28e9da33e4&amp;oe=549748B2" text:style-name="Internet_20_link" text:visited-style-name="Visited_20_Internet_20_Link">a</text:a><text:a xlink:type="simple" xlink:href="https://scontent-a-fra.xx.fbcdn.net/hphotos-xap1/v/t1.0-9/1185228_501840119903193_1797481991_n.jpg?oh=9623bd5cbe1bec6156912d28e9da33e4&amp;oe=549748B2" text:style-name="Internet_20_link" text:visited-style-name="Visited_20_Internet_20_Link">-</text:a><text:a xlink:type="simple" xlink:href="https://scontent-a-fra.xx.fbcdn.net/hphotos-xap1/v/t1.0-9/1185228_501840119903193_1797481991_n.jpg?oh=9623bd5cbe1bec6156912d28e9da33e4&amp;oe=549748B2" text:style-name="Internet_20_link" text:visited-style-name="Visited_20_Internet_20_Link">fra</text:a><text:a xlink:type="simple" xlink:href="https://scontent-a-fra.xx.fbcdn.net/hphotos-xap1/v/t1.0-9/1185228_501840119903193_1797481991_n.jpg?oh=9623bd5cbe1bec6156912d28e9da33e4&amp;oe=549748B2" text:style-name="Internet_20_link" text:visited-style-name="Visited_20_Internet_20_Link">.</text:a><text:a xlink:type="simple" xlink:href="https://scontent-a-fra.xx.fbcdn.net/hphotos-xap1/v/t1.0-9/1185228_501840119903193_1797481991_n.jpg?oh=9623bd5cbe1bec6156912d28e9da33e4&amp;oe=549748B2" text:style-name="Internet_20_link" text:visited-style-name="Visited_20_Internet_20_Link">xx</text:a><text:a xlink:type="simple" xlink:href="https://scontent-a-fra.xx.fbcdn.net/hphotos-xap1/v/t1.0-9/1185228_501840119903193_1797481991_n.jpg?oh=9623bd5cbe1bec6156912d28e9da33e4&amp;oe=549748B2" text:style-name="Internet_20_link" text:visited-style-name="Visited_20_Internet_20_Link">.</text:a><text:a xlink:type="simple" xlink:href="https://scontent-a-fra.xx.fbcdn.net/hphotos-xap1/v/t1.0-9/1185228_501840119903193_1797481991_n.jpg?oh=9623bd5cbe1bec6156912d28e9da33e4&amp;oe=549748B2" text:style-name="Internet_20_link" text:visited-style-name="Visited_20_Internet_20_Link">fbcdn</text:a><text:a xlink:type="simple" xlink:href="https://scontent-a-fra.xx.fbcdn.net/hphotos-xap1/v/t1.0-9/1185228_501840119903193_1797481991_n.jpg?oh=9623bd5cbe1bec6156912d28e9da33e4&amp;oe=549748B2" text:style-name="Internet_20_link" text:visited-style-name="Visited_20_Internet_20_Link">.</text:a><text:a xlink:type="simple" xlink:href="https://scontent-a-fra.xx.fbcdn.net/hphotos-xap1/v/t1.0-9/1185228_501840119903193_1797481991_n.jpg?oh=9623bd5cbe1bec6156912d28e9da33e4&amp;oe=549748B2" text:style-name="Internet_20_link" text:visited-style-name="Visited_20_Internet_20_Link">net</text:a><text:a xlink:type="simple" xlink:href="https://scontent-a-fra.xx.fbcdn.net/hphotos-xap1/v/t1.0-9/1185228_501840119903193_1797481991_n.jpg?oh=9623bd5cbe1bec6156912d28e9da33e4&amp;oe=549748B2" text:style-name="Internet_20_link" text:visited-style-name="Visited_20_Internet_20_Link">/</text:a><text:a xlink:type="simple" xlink:href="https://scontent-a-fra.xx.fbcdn.net/hphotos-xap1/v/t1.0-9/1185228_501840119903193_1797481991_n.jpg?oh=9623bd5cbe1bec6156912d28e9da33e4&amp;oe=549748B2" text:style-name="Internet_20_link" text:visited-style-name="Visited_20_Internet_20_Link">hphotos</text:a><text:a xlink:type="simple" xlink:href="https://scontent-a-fra.xx.fbcdn.net/hphotos-xap1/v/t1.0-9/1185228_501840119903193_1797481991_n.jpg?oh=9623bd5cbe1bec6156912d28e9da33e4&amp;oe=549748B2" text:style-name="Internet_20_link" text:visited-style-name="Visited_20_Internet_20_Link">-</text:a><text:a xlink:type="simple" xlink:href="https://scontent-a-fra.xx.fbcdn.net/hphotos-xap1/v/t1.0-9/1185228_501840119903193_1797481991_n.jpg?oh=9623bd5cbe1bec6156912d28e9da33e4&amp;oe=549748B2" text:style-name="Internet_20_link" text:visited-style-name="Visited_20_Internet_20_Link">xap</text:a><text:a xlink:type="simple" xlink:href="https://scontent-a-fra.xx.fbcdn.net/hphotos-xap1/v/t1.0-9/1185228_501840119903193_1797481991_n.jpg?oh=9623bd5cbe1bec6156912d28e9da33e4&amp;oe=549748B2" text:style-name="Internet_20_link" text:visited-style-name="Visited_20_Internet_20_Link">1/</text:a><text:a xlink:type="simple" xlink:href="https://scontent-a-fra.xx.fbcdn.net/hphotos-xap1/v/t1.0-9/1185228_501840119903193_1797481991_n.jpg?oh=9623bd5cbe1bec6156912d28e9da33e4&amp;oe=549748B2" text:style-name="Internet_20_link" text:visited-style-name="Visited_20_Internet_20_Link">v</text:a><text:a xlink:type="simple" xlink:href="https://scontent-a-fra.xx.fbcdn.net/hphotos-xap1/v/t1.0-9/1185228_501840119903193_1797481991_n.jpg?oh=9623bd5cbe1bec6156912d28e9da33e4&amp;oe=549748B2" text:style-name="Internet_20_link" text:visited-style-name="Visited_20_Internet_20_Link">/</text:a><text:a xlink:type="simple" xlink:href="https://scontent-a-fra.xx.fbcdn.net/hphotos-xap1/v/t1.0-9/1185228_501840119903193_1797481991_n.jpg?oh=9623bd5cbe1bec6156912d28e9da33e4&amp;oe=549748B2" text:style-name="Internet_20_link" text:visited-style-name="Visited_20_Internet_20_Link">t</text:a><text:a xlink:type="simple" xlink:href="https://scontent-a-fra.xx.fbcdn.net/hphotos-xap1/v/t1.0-9/1185228_501840119903193_1797481991_n.jpg?oh=9623bd5cbe1bec6156912d28e9da33e4&amp;oe=549748B2" text:style-name="Internet_20_link" text:visited-style-name="Visited_20_Internet_20_Link">1.0-9/1185228_501840119903193_1797481991_</text:a><text:a xlink:type="simple" xlink:href="https://scontent-a-fra.xx.fbcdn.net/hphotos-xap1/v/t1.0-9/1185228_501840119903193_1797481991_n.jpg?oh=9623bd5cbe1bec6156912d28e9da33e4&amp;oe=549748B2" text:style-name="Internet_20_link" text:visited-style-name="Visited_20_Internet_20_Link">n</text:a><text:a xlink:type="simple" xlink:href="https://scontent-a-fra.xx.fbcdn.net/hphotos-xap1/v/t1.0-9/1185228_501840119903193_1797481991_n.jpg?oh=9623bd5cbe1bec6156912d28e9da33e4&amp;oe=549748B2" text:style-name="Internet_20_link" text:visited-style-name="Visited_20_Internet_20_Link">.</text:a><text:a xlink:type="simple" xlink:href="https://scontent-a-fra.xx.fbcdn.net/hphotos-xap1/v/t1.0-9/1185228_501840119903193_1797481991_n.jpg?oh=9623bd5cbe1bec6156912d28e9da33e4&amp;oe=549748B2" text:style-name="Internet_20_link" text:visited-style-name="Visited_20_Internet_20_Link">jpg</text:a><text:a xlink:type="simple" xlink:href="https://scontent-a-fra.xx.fbcdn.net/hphotos-xap1/v/t1.0-9/1185228_501840119903193_1797481991_n.jpg?oh=9623bd5cbe1bec6156912d28e9da33e4&amp;oe=549748B2" text:style-name="Internet_20_link" text:visited-style-name="Visited_20_Internet_20_Link">?</text:a><text:a xlink:type="simple" xlink:href="https://scontent-a-fra.xx.fbcdn.net/hphotos-xap1/v/t1.0-9/1185228_501840119903193_1797481991_n.jpg?oh=9623bd5cbe1bec6156912d28e9da33e4&amp;oe=549748B2" text:style-name="Internet_20_link" text:visited-style-name="Visited_20_Internet_20_Link">oh</text:a><text:a xlink:type="simple" xlink:href="https://scontent-a-fra.xx.fbcdn.net/hphotos-xap1/v/t1.0-9/1185228_501840119903193_1797481991_n.jpg?oh=9623bd5cbe1bec6156912d28e9da33e4&amp;oe=549748B2" text:style-name="Internet_20_link" text:visited-style-name="Visited_20_Internet_20_Link">=9623</text:a><text:a xlink:type="simple" xlink:href="https://scontent-a-fra.xx.fbcdn.net/hphotos-xap1/v/t1.0-9/1185228_501840119903193_1797481991_n.jpg?oh=9623bd5cbe1bec6156912d28e9da33e4&amp;oe=549748B2" text:style-name="Internet_20_link" text:visited-style-name="Visited_20_Internet_20_Link">bd</text:a><text:a xlink:type="simple" xlink:href="https://scontent-a-fra.xx.fbcdn.net/hphotos-xap1/v/t1.0-9/1185228_501840119903193_1797481991_n.jpg?oh=9623bd5cbe1bec6156912d28e9da33e4&amp;oe=549748B2" text:style-name="Internet_20_link" text:visited-style-name="Visited_20_Internet_20_Link">5</text:a><text:a xlink:type="simple" xlink:href="https://scontent-a-fra.xx.fbcdn.net/hphotos-xap1/v/t1.0-9/1185228_501840119903193_1797481991_n.jpg?oh=9623bd5cbe1bec6156912d28e9da33e4&amp;oe=549748B2" text:style-name="Internet_20_link" text:visited-style-name="Visited_20_Internet_20_Link">cbe</text:a><text:a xlink:type="simple" xlink:href="https://scontent-a-fra.xx.fbcdn.net/hphotos-xap1/v/t1.0-9/1185228_501840119903193_1797481991_n.jpg?oh=9623bd5cbe1bec6156912d28e9da33e4&amp;oe=549748B2" text:style-name="Internet_20_link" text:visited-style-name="Visited_20_Internet_20_Link">1</text:a><text:a xlink:type="simple" xlink:href="https://scontent-a-fra.xx.fbcdn.net/hphotos-xap1/v/t1.0-9/1185228_501840119903193_1797481991_n.jpg?oh=9623bd5cbe1bec6156912d28e9da33e4&amp;oe=549748B2" text:style-name="Internet_20_link" text:visited-style-name="Visited_20_Internet_20_Link">bec</text:a><text:a xlink:type="simple" xlink:href="https://scontent-a-fra.xx.fbcdn.net/hphotos-xap1/v/t1.0-9/1185228_501840119903193_1797481991_n.jpg?oh=9623bd5cbe1bec6156912d28e9da33e4&amp;oe=549748B2" text:style-name="Internet_20_link" text:visited-style-name="Visited_20_Internet_20_Link">6156912</text:a><text:a xlink:type="simple" xlink:href="https://scontent-a-fra.xx.fbcdn.net/hphotos-xap1/v/t1.0-9/1185228_501840119903193_1797481991_n.jpg?oh=9623bd5cbe1bec6156912d28e9da33e4&amp;oe=549748B2" text:style-name="Internet_20_link" text:visited-style-name="Visited_20_Internet_20_Link">d</text:a><text:a xlink:type="simple" xlink:href="https://scontent-a-fra.xx.fbcdn.net/hphotos-xap1/v/t1.0-9/1185228_501840119903193_1797481991_n.jpg?oh=9623bd5cbe1bec6156912d28e9da33e4&amp;oe=549748B2" text:style-name="Internet_20_link" text:visited-style-name="Visited_20_Internet_20_Link">28</text:a><text:a xlink:type="simple" xlink:href="https://scontent-a-fra.xx.fbcdn.net/hphotos-xap1/v/t1.0-9/1185228_501840119903193_1797481991_n.jpg?oh=9623bd5cbe1bec6156912d28e9da33e4&amp;oe=549748B2" text:style-name="Internet_20_link" text:visited-style-name="Visited_20_Internet_20_Link">e</text:a><text:a xlink:type="simple" xlink:href="https://scontent-a-fra.xx.fbcdn.net/hphotos-xap1/v/t1.0-9/1185228_501840119903193_1797481991_n.jpg?oh=9623bd5cbe1bec6156912d28e9da33e4&amp;oe=549748B2" text:style-name="Internet_20_link" text:visited-style-name="Visited_20_Internet_20_Link">9</text:a><text:a xlink:type="simple" xlink:href="https://scontent-a-fra.xx.fbcdn.net/hphotos-xap1/v/t1.0-9/1185228_501840119903193_1797481991_n.jpg?oh=9623bd5cbe1bec6156912d28e9da33e4&amp;oe=549748B2" text:style-name="Internet_20_link" text:visited-style-name="Visited_20_Internet_20_Link">da</text:a><text:a xlink:type="simple" xlink:href="https://scontent-a-fra.xx.fbcdn.net/hphotos-xap1/v/t1.0-9/1185228_501840119903193_1797481991_n.jpg?oh=9623bd5cbe1bec6156912d28e9da33e4&amp;oe=549748B2" text:style-name="Internet_20_link" text:visited-style-name="Visited_20_Internet_20_Link">33</text:a><text:a xlink:type="simple" xlink:href="https://scontent-a-fra.xx.fbcdn.net/hphotos-xap1/v/t1.0-9/1185228_501840119903193_1797481991_n.jpg?oh=9623bd5cbe1bec6156912d28e9da33e4&amp;oe=549748B2" text:style-name="Internet_20_link" text:visited-style-name="Visited_20_Internet_20_Link">e</text:a><text:a xlink:type="simple" xlink:href="https://scontent-a-fra.xx.fbcdn.net/hphotos-xap1/v/t1.0-9/1185228_501840119903193_1797481991_n.jpg?oh=9623bd5cbe1bec6156912d28e9da33e4&amp;oe=549748B2" text:style-name="Internet_20_link" text:visited-style-name="Visited_20_Internet_20_Link">4&amp;</text:a><text:a xlink:type="simple" xlink:href="https://scontent-a-fra.xx.fbcdn.net/hphotos-xap1/v/t1.0-9/1185228_501840119903193_1797481991_n.jpg?oh=9623bd5cbe1bec6156912d28e9da33e4&amp;oe=549748B2" text:style-name="Internet_20_link" text:visited-style-name="Visited_20_Internet_20_Link">oe</text:a><text:a xlink:type="simple" xlink:href="https://scontent-a-fra.xx.fbcdn.net/hphotos-xap1/v/t1.0-9/1185228_501840119903193_1797481991_n.jpg?oh=9623bd5cbe1bec6156912d28e9da33e4&amp;oe=549748B2" text:style-name="Internet_20_link" text:visited-style-name="Visited_20_Internet_20_Link">=549748</text:a><text:a xlink:type="simple" xlink:href="https://scontent-a-fra.xx.fbcdn.net/hphotos-xap1/v/t1.0-9/1185228_501840119903193_1797481991_n.jpg?oh=9623bd5cbe1bec6156912d28e9da33e4&amp;oe=549748B2" text:style-name="Internet_20_link" text:visited-style-name="Visited_20_Internet_20_Link">B</text:a><text:a xlink:type="simple" xlink:href="https://scontent-a-fra.xx.fbcdn.net/hphotos-xap1/v/t1.0-9/1185228_501840119903193_1797481991_n.jpg?oh=9623bd5cbe1bec6156912d28e9da33e4&amp;oe=549748B2" text:style-name="Internet_20_link" text:visited-style-name="Visited_20_Internet_20_Link">2</text:a></text:p>
      <text:p text:style-name="P1"><text:span text:style-name="T5">Dzbanecznik ‘Bloody Mary’.</text:span></text:p>
      <text:p text:style-name="P1"><text:span text:style-name="T5">5.</text:span><text:a xlink:type="simple" xlink:href="https://scontent-b-fra.xx.fbcdn.net/hphotos-prn2/v/t1.0-9/1146590_501840716569800_1828231326_n.jpg?oh=887f598f273358b042e1ea59fa47be6d&amp;oe=548A0A21" text:style-name="Internet_20_link" text:visited-style-name="Visited_20_Internet_20_Link"><text:span text:style-name="T5"> </text:span></text:a><text:a xlink:type="simple" xlink:href="https://scontent-b-fra.xx.fbcdn.net/hphotos-prn2/v/t1.0-9/1146590_501840716569800_1828231326_n.jpg?oh=887f598f273358b042e1ea59fa47be6d&amp;oe=548A0A21" text:style-name="Internet_20_link" text:visited-style-name="Visited_20_Internet_20_Link">https</text:a><text:a xlink:type="simple" xlink:href="https://scontent-b-fra.xx.fbcdn.net/hphotos-prn2/v/t1.0-9/1146590_501840716569800_1828231326_n.jpg?oh=887f598f273358b042e1ea59fa47be6d&amp;oe=548A0A21" text:style-name="Internet_20_link" text:visited-style-name="Visited_20_Internet_20_Link">://</text:a><text:a xlink:type="simple" xlink:href="https://scontent-b-fra.xx.fbcdn.net/hphotos-prn2/v/t1.0-9/1146590_501840716569800_1828231326_n.jpg?oh=887f598f273358b042e1ea59fa47be6d&amp;oe=548A0A21" text:style-name="Internet_20_link" text:visited-style-name="Visited_20_Internet_20_Link">scontent</text:a><text:a xlink:type="simple" xlink:href="https://scontent-b-fra.xx.fbcdn.net/hphotos-prn2/v/t1.0-9/1146590_501840716569800_1828231326_n.jpg?oh=887f598f273358b042e1ea59fa47be6d&amp;oe=548A0A21" text:style-name="Internet_20_link" text:visited-style-name="Visited_20_Internet_20_Link">-</text:a><text:a xlink:type="simple" xlink:href="https://scontent-b-fra.xx.fbcdn.net/hphotos-prn2/v/t1.0-9/1146590_501840716569800_1828231326_n.jpg?oh=887f598f273358b042e1ea59fa47be6d&amp;oe=548A0A21" text:style-name="Internet_20_link" text:visited-style-name="Visited_20_Internet_20_Link">b</text:a><text:a xlink:type="simple" xlink:href="https://scontent-b-fra.xx.fbcdn.net/hphotos-prn2/v/t1.0-9/1146590_501840716569800_1828231326_n.jpg?oh=887f598f273358b042e1ea59fa47be6d&amp;oe=548A0A21" text:style-name="Internet_20_link" text:visited-style-name="Visited_20_Internet_20_Link">-</text:a><text:a xlink:type="simple" xlink:href="https://scontent-b-fra.xx.fbcdn.net/hphotos-prn2/v/t1.0-9/1146590_501840716569800_1828231326_n.jpg?oh=887f598f273358b042e1ea59fa47be6d&amp;oe=548A0A21" text:style-name="Internet_20_link" text:visited-style-name="Visited_20_Internet_20_Link">fra</text:a><text:a xlink:type="simple" xlink:href="https://scontent-b-fra.xx.fbcdn.net/hphotos-prn2/v/t1.0-9/1146590_501840716569800_1828231326_n.jpg?oh=887f598f273358b042e1ea59fa47be6d&amp;oe=548A0A21" text:style-name="Internet_20_link" text:visited-style-name="Visited_20_Internet_20_Link">.</text:a><text:a xlink:type="simple" xlink:href="https://scontent-b-fra.xx.fbcdn.net/hphotos-prn2/v/t1.0-9/1146590_501840716569800_1828231326_n.jpg?oh=887f598f273358b042e1ea59fa47be6d&amp;oe=548A0A21" text:style-name="Internet_20_link" text:visited-style-name="Visited_20_Internet_20_Link">xx</text:a><text:a xlink:type="simple" xlink:href="https://scontent-b-fra.xx.fbcdn.net/hphotos-prn2/v/t1.0-9/1146590_501840716569800_1828231326_n.jpg?oh=887f598f273358b042e1ea59fa47be6d&amp;oe=548A0A21" text:style-name="Internet_20_link" text:visited-style-name="Visited_20_Internet_20_Link">.</text:a><text:a xlink:type="simple" xlink:href="https://scontent-b-fra.xx.fbcdn.net/hphotos-prn2/v/t1.0-9/1146590_501840716569800_1828231326_n.jpg?oh=887f598f273358b042e1ea59fa47be6d&amp;oe=548A0A21" text:style-name="Internet_20_link" text:visited-style-name="Visited_20_Internet_20_Link">fbcdn</text:a><text:a xlink:type="simple" xlink:href="https://scontent-b-fra.xx.fbcdn.net/hphotos-prn2/v/t1.0-9/1146590_501840716569800_1828231326_n.jpg?oh=887f598f273358b042e1ea59fa47be6d&amp;oe=548A0A21" text:style-name="Internet_20_link" text:visited-style-name="Visited_20_Internet_20_Link">.</text:a><text:a xlink:type="simple" xlink:href="https://scontent-b-fra.xx.fbcdn.net/hphotos-prn2/v/t1.0-9/1146590_501840716569800_1828231326_n.jpg?oh=887f598f273358b042e1ea59fa47be6d&amp;oe=548A0A21" text:style-name="Internet_20_link" text:visited-style-name="Visited_20_Internet_20_Link">net</text:a><text:a xlink:type="simple" xlink:href="https://scontent-b-fra.xx.fbcdn.net/hphotos-prn2/v/t1.0-9/1146590_501840716569800_1828231326_n.jpg?oh=887f598f273358b042e1ea59fa47be6d&amp;oe=548A0A21" text:style-name="Internet_20_link" text:visited-style-name="Visited_20_Internet_20_Link">/</text:a><text:a xlink:type="simple" xlink:href="https://scontent-b-fra.xx.fbcdn.net/hphotos-prn2/v/t1.0-9/1146590_501840716569800_1828231326_n.jpg?oh=887f598f273358b042e1ea59fa47be6d&amp;oe=548A0A21" text:style-name="Internet_20_link" text:visited-style-name="Visited_20_Internet_20_Link">hphotos</text:a><text:a xlink:type="simple" xlink:href="https://scontent-b-fra.xx.fbcdn.net/hphotos-prn2/v/t1.0-9/1146590_501840716569800_1828231326_n.jpg?oh=887f598f273358b042e1ea59fa47be6d&amp;oe=548A0A21" text:style-name="Internet_20_link" text:visited-style-name="Visited_20_Internet_20_Link">-</text:a><text:a xlink:type="simple" xlink:href="https://scontent-b-fra.xx.fbcdn.net/hphotos-prn2/v/t1.0-9/1146590_501840716569800_1828231326_n.jpg?oh=887f598f273358b042e1ea59fa47be6d&amp;oe=548A0A21" text:style-name="Internet_20_link" text:visited-style-name="Visited_20_Internet_20_Link">prn</text:a><text:a xlink:type="simple" xlink:href="https://scontent-b-fra.xx.fbcdn.net/hphotos-prn2/v/t1.0-9/1146590_501840716569800_1828231326_n.jpg?oh=887f598f273358b042e1ea59fa47be6d&amp;oe=548A0A21" text:style-name="Internet_20_link" text:visited-style-name="Visited_20_Internet_20_Link">2/</text:a><text:a xlink:type="simple" xlink:href="https://scontent-b-fra.xx.fbcdn.net/hphotos-prn2/v/t1.0-9/1146590_501840716569800_1828231326_n.jpg?oh=887f598f273358b042e1ea59fa47be6d&amp;oe=548A0A21" text:style-name="Internet_20_link" text:visited-style-name="Visited_20_Internet_20_Link">v</text:a><text:a xlink:type="simple" xlink:href="https://scontent-b-fra.xx.fbcdn.net/hphotos-prn2/v/t1.0-9/1146590_501840716569800_1828231326_n.jpg?oh=887f598f273358b042e1ea59fa47be6d&amp;oe=548A0A21" text:style-name="Internet_20_link" text:visited-style-name="Visited_20_Internet_20_Link">/</text:a><text:a xlink:type="simple" xlink:href="https://scontent-b-fra.xx.fbcdn.net/hphotos-prn2/v/t1.0-9/1146590_501840716569800_1828231326_n.jpg?oh=887f598f273358b042e1ea59fa47be6d&amp;oe=548A0A21" text:style-name="Internet_20_link" text:visited-style-name="Visited_20_Internet_20_Link">t</text:a><text:a xlink:type="simple" xlink:href="https://scontent-b-fra.xx.fbcdn.net/hphotos-prn2/v/t1.0-9/1146590_501840716569800_1828231326_n.jpg?oh=887f598f273358b042e1ea59fa47be6d&amp;oe=548A0A21" text:style-name="Internet_20_link" text:visited-style-name="Visited_20_Internet_20_Link">1.0-9/1146590_501840716569800_1828231326_</text:a><text:a xlink:type="simple" xlink:href="https://scontent-b-fra.xx.fbcdn.net/hphotos-prn2/v/t1.0-9/1146590_501840716569800_1828231326_n.jpg?oh=887f598f273358b042e1ea59fa47be6d&amp;oe=548A0A21" text:style-name="Internet_20_link" text:visited-style-name="Visited_20_Internet_20_Link">n</text:a><text:a xlink:type="simple" xlink:href="https://scontent-b-fra.xx.fbcdn.net/hphotos-prn2/v/t1.0-9/1146590_501840716569800_1828231326_n.jpg?oh=887f598f273358b042e1ea59fa47be6d&amp;oe=548A0A21" text:style-name="Internet_20_link" text:visited-style-name="Visited_20_Internet_20_Link">.</text:a><text:a xlink:type="simple" xlink:href="https://scontent-b-fra.xx.fbcdn.net/hphotos-prn2/v/t1.0-9/1146590_501840716569800_1828231326_n.jpg?oh=887f598f273358b042e1ea59fa47be6d&amp;oe=548A0A21" text:style-name="Internet_20_link" text:visited-style-name="Visited_20_Internet_20_Link">jpg</text:a><text:a xlink:type="simple" xlink:href="https://scontent-b-fra.xx.fbcdn.net/hphotos-prn2/v/t1.0-9/1146590_501840716569800_1828231326_n.jpg?oh=887f598f273358b042e1ea59fa47be6d&amp;oe=548A0A21" text:style-name="Internet_20_link" text:visited-style-name="Visited_20_Internet_20_Link">?</text:a><text:a xlink:type="simple" xlink:href="https://scontent-b-fra.xx.fbcdn.net/hphotos-prn2/v/t1.0-9/1146590_501840716569800_1828231326_n.jpg?oh=887f598f273358b042e1ea59fa47be6d&amp;oe=548A0A21" text:style-name="Internet_20_link" text:visited-style-name="Visited_20_Internet_20_Link">oh</text:a><text:a xlink:type="simple" xlink:href="https://scontent-b-fra.xx.fbcdn.net/hphotos-prn2/v/t1.0-9/1146590_501840716569800_1828231326_n.jpg?oh=887f598f273358b042e1ea59fa47be6d&amp;oe=548A0A21" text:style-name="Internet_20_link" text:visited-style-name="Visited_20_Internet_20_Link">=887</text:a><text:a xlink:type="simple" xlink:href="https://scontent-b-fra.xx.fbcdn.net/hphotos-prn2/v/t1.0-9/1146590_501840716569800_1828231326_n.jpg?oh=887f598f273358b042e1ea59fa47be6d&amp;oe=548A0A21" text:style-name="Internet_20_link" text:visited-style-name="Visited_20_Internet_20_Link">f</text:a><text:a xlink:type="simple" xlink:href="https://scontent-b-fra.xx.fbcdn.net/hphotos-prn2/v/t1.0-9/1146590_501840716569800_1828231326_n.jpg?oh=887f598f273358b042e1ea59fa47be6d&amp;oe=548A0A21" text:style-name="Internet_20_link" text:visited-style-name="Visited_20_Internet_20_Link">598</text:a><text:a xlink:type="simple" xlink:href="https://scontent-b-fra.xx.fbcdn.net/hphotos-prn2/v/t1.0-9/1146590_501840716569800_1828231326_n.jpg?oh=887f598f273358b042e1ea59fa47be6d&amp;oe=548A0A21" text:style-name="Internet_20_link" text:visited-style-name="Visited_20_Internet_20_Link">f</text:a><text:a xlink:type="simple" xlink:href="https://scontent-b-fra.xx.fbcdn.net/hphotos-prn2/v/t1.0-9/1146590_501840716569800_1828231326_n.jpg?oh=887f598f273358b042e1ea59fa47be6d&amp;oe=548A0A21" text:style-name="Internet_20_link" text:visited-style-name="Visited_20_Internet_20_Link">273358</text:a><text:a xlink:type="simple" xlink:href="https://scontent-b-fra.xx.fbcdn.net/hphotos-prn2/v/t1.0-9/1146590_501840716569800_1828231326_n.jpg?oh=887f598f273358b042e1ea59fa47be6d&amp;oe=548A0A21" text:style-name="Internet_20_link" text:visited-style-name="Visited_20_Internet_20_Link">b</text:a><text:a xlink:type="simple" xlink:href="https://scontent-b-fra.xx.fbcdn.net/hphotos-prn2/v/t1.0-9/1146590_501840716569800_1828231326_n.jpg?oh=887f598f273358b042e1ea59fa47be6d&amp;oe=548A0A21" text:style-name="Internet_20_link" text:visited-style-name="Visited_20_Internet_20_Link">042</text:a><text:a xlink:type="simple" xlink:href="https://scontent-b-fra.xx.fbcdn.net/hphotos-prn2/v/t1.0-9/1146590_501840716569800_1828231326_n.jpg?oh=887f598f273358b042e1ea59fa47be6d&amp;oe=548A0A21" text:style-name="Internet_20_link" text:visited-style-name="Visited_20_Internet_20_Link">e</text:a><text:a xlink:type="simple" xlink:href="https://scontent-b-fra.xx.fbcdn.net/hphotos-prn2/v/t1.0-9/1146590_501840716569800_1828231326_n.jpg?oh=887f598f273358b042e1ea59fa47be6d&amp;oe=548A0A21" text:style-name="Internet_20_link" text:visited-style-name="Visited_20_Internet_20_Link">1</text:a><text:a xlink:type="simple" xlink:href="https://scontent-b-fra.xx.fbcdn.net/hphotos-prn2/v/t1.0-9/1146590_501840716569800_1828231326_n.jpg?oh=887f598f273358b042e1ea59fa47be6d&amp;oe=548A0A21" text:style-name="Internet_20_link" text:visited-style-name="Visited_20_Internet_20_Link">ea</text:a><text:a xlink:type="simple" xlink:href="https://scontent-b-fra.xx.fbcdn.net/hphotos-prn2/v/t1.0-9/1146590_501840716569800_1828231326_n.jpg?oh=887f598f273358b042e1ea59fa47be6d&amp;oe=548A0A21" text:style-name="Internet_20_link" text:visited-style-name="Visited_20_Internet_20_Link">59</text:a><text:a xlink:type="simple" xlink:href="https://scontent-b-fra.xx.fbcdn.net/hphotos-prn2/v/t1.0-9/1146590_501840716569800_1828231326_n.jpg?oh=887f598f273358b042e1ea59fa47be6d&amp;oe=548A0A21" text:style-name="Internet_20_link" text:visited-style-name="Visited_20_Internet_20_Link">fa</text:a><text:a xlink:type="simple" xlink:href="https://scontent-b-fra.xx.fbcdn.net/hphotos-prn2/v/t1.0-9/1146590_501840716569800_1828231326_n.jpg?oh=887f598f273358b042e1ea59fa47be6d&amp;oe=548A0A21" text:style-name="Internet_20_link" text:visited-style-name="Visited_20_Internet_20_Link">47</text:a><text:a xlink:type="simple" xlink:href="https://scontent-b-fra.xx.fbcdn.net/hphotos-prn2/v/t1.0-9/1146590_501840716569800_1828231326_n.jpg?oh=887f598f273358b042e1ea59fa47be6d&amp;oe=548A0A21" text:style-name="Internet_20_link" text:visited-style-name="Visited_20_Internet_20_Link">be</text:a><text:a xlink:type="simple" xlink:href="https://scontent-b-fra.xx.fbcdn.net/hphotos-prn2/v/t1.0-9/1146590_501840716569800_1828231326_n.jpg?oh=887f598f273358b042e1ea59fa47be6d&amp;oe=548A0A21" text:style-name="Internet_20_link" text:visited-style-name="Visited_20_Internet_20_Link">6</text:a><text:a xlink:type="simple" xlink:href="https://scontent-b-fra.xx.fbcdn.net/hphotos-prn2/v/t1.0-9/1146590_501840716569800_1828231326_n.jpg?oh=887f598f273358b042e1ea59fa47be6d&amp;oe=548A0A21" text:style-name="Internet_20_link" text:visited-style-name="Visited_20_Internet_20_Link">d</text:a><text:a xlink:type="simple" xlink:href="https://scontent-b-fra.xx.fbcdn.net/hphotos-prn2/v/t1.0-9/1146590_501840716569800_1828231326_n.jpg?oh=887f598f273358b042e1ea59fa47be6d&amp;oe=548A0A21" text:style-name="Internet_20_link" text:visited-style-name="Visited_20_Internet_20_Link">&amp;</text:a><text:a xlink:type="simple" xlink:href="https://scontent-b-fra.xx.fbcdn.net/hphotos-prn2/v/t1.0-9/1146590_501840716569800_1828231326_n.jpg?oh=887f598f273358b042e1ea59fa47be6d&amp;oe=548A0A21" text:style-name="Internet_20_link" text:visited-style-name="Visited_20_Internet_20_Link">oe</text:a><text:a xlink:type="simple" xlink:href="https://scontent-b-fra.xx.fbcdn.net/hphotos-prn2/v/t1.0-9/1146590_501840716569800_1828231326_n.jpg?oh=887f598f273358b042e1ea59fa47be6d&amp;oe=548A0A21" text:style-name="Internet_20_link" text:visited-style-name="Visited_20_Internet_20_Link">=548</text:a><text:a xlink:type="simple" xlink:href="https://scontent-b-fra.xx.fbcdn.net/hphotos-prn2/v/t1.0-9/1146590_501840716569800_1828231326_n.jpg?oh=887f598f273358b042e1ea59fa47be6d&amp;oe=548A0A21" text:style-name="Internet_20_link" text:visited-style-name="Visited_20_Internet_20_Link">A</text:a><text:a xlink:type="simple" xlink:href="https://scontent-b-fra.xx.fbcdn.net/hphotos-prn2/v/t1.0-9/1146590_501840716569800_1828231326_n.jpg?oh=887f598f273358b042e1ea59fa47be6d&amp;oe=548A0A21" text:style-name="Internet_20_link" text:visited-style-name="Visited_20_Internet_20_Link">0</text:a><text:a xlink:type="simple" xlink:href="https://scontent-b-fra.xx.fbcdn.net/hphotos-prn2/v/t1.0-9/1146590_501840716569800_1828231326_n.jpg?oh=887f598f273358b042e1ea59fa47be6d&amp;oe=548A0A21" text:style-name="Internet_20_link" text:visited-style-name="Visited_20_Internet_20_Link">A</text:a><text:a xlink:type="simple" xlink:href="https://scontent-b-fra.xx.fbcdn.net/hphotos-prn2/v/t1.0-9/1146590_501840716569800_1828231326_n.jpg?oh=887f598f273358b042e1ea59fa47be6d&amp;oe=548A0A21" text:style-name="Internet_20_link" text:visited-style-name="Visited_20_Internet_20_Link">21</text:a></text:p>
      <text:p text:style-name="P1"><text:span text:style-name="T5">Kapturnica papuzia.</text:span></text:p>
      <text:p text:style-name="P1"><text:span text:style-name="T5">6.</text:span><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text:span text:style-name="T5"> </text:span></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https</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fbcdn</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sphotos</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h</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a</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akamaihd</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net</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hphotos</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ak</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frc</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3/</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v</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t</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1.0-9/1014239_501840679903137_1534186969_</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n</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jpg</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oh</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8</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f</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544</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a</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0</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b</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8</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b</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4</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c</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0938178</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f</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91</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cebab</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4</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f</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802&amp;</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oe</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5494821</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A</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amp;__</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gda</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__=1422717541_4</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d</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89</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f</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29</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e</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347</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f</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70</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d</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518</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bd</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142</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fe</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51</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abba</text:a><text:a xlink:type="simple" xlink:href="https://fbcdn-sphotos-h-a.akamaihd.net/hphotos-ak-frc3/v/t1.0-9/1014239_501840679903137_1534186969_n.jpg?oh=8f544a0b8b4c0938178f91cebab4f802&amp;oe=5494821A&amp;__gda__=1422717541_4d89f29e347f70d518bd142fe51abba0" text:style-name="Internet_20_link" text:visited-style-name="Visited_20_Internet_20_Link">0</text:a></text:p>
      <text:p text:style-name="P1"><text:span text:style-name="T5">Nieoznaczona hybryda kapturnicy.</text:span></text:p>
      <text:p text:style-name="P1"><text:span text:style-name="T5">7. http://www.carnivorousplants.org/cpn/Species/images/v36n3p96bc.jpg</text:span></text:p>
      <text:p text:style-name="P1"><text:span text:style-name="T5">Jeden z wielu kultywarów muchołówki amerykańskiej.</text:span></text:p>
      <text:p text:style-name="P1"><text:span text:style-name="T5">8.</text:span><text:a xlink:type="simple" xlink:href="http://www.czplants.com/images/nejvetsi/diczp008.jpg" text:style-name="Internet_20_link" text:visited-style-name="Visited_20_Internet_20_Link"><text:span text:style-name="T5"> </text:span></text:a><text:a xlink:type="simple" xlink:href="http://www.czplants.com/images/nejvetsi/diczp008.jpg" text:style-name="Internet_20_link" text:visited-style-name="Visited_20_Internet_20_Link">http</text:a><text:a xlink:type="simple" xlink:href="http://www.czplants.com/images/nejvetsi/diczp008.jpg" text:style-name="Internet_20_link" text:visited-style-name="Visited_20_Internet_20_Link">://</text:a><text:a xlink:type="simple" xlink:href="http://www.czplants.com/images/nejvetsi/diczp008.jpg" text:style-name="Internet_20_link" text:visited-style-name="Visited_20_Internet_20_Link">www</text:a><text:a xlink:type="simple" xlink:href="http://www.czplants.com/images/nejvetsi/diczp008.jpg" text:style-name="Internet_20_link" text:visited-style-name="Visited_20_Internet_20_Link">.</text:a><text:a xlink:type="simple" xlink:href="http://www.czplants.com/images/nejvetsi/diczp008.jpg" text:style-name="Internet_20_link" text:visited-style-name="Visited_20_Internet_20_Link">czplants</text:a><text:a xlink:type="simple" xlink:href="http://www.czplants.com/images/nejvetsi/diczp008.jpg" text:style-name="Internet_20_link" text:visited-style-name="Visited_20_Internet_20_Link">.</text:a><text:a xlink:type="simple" xlink:href="http://www.czplants.com/images/nejvetsi/diczp008.jpg" text:style-name="Internet_20_link" text:visited-style-name="Visited_20_Internet_20_Link">com</text:a><text:a xlink:type="simple" xlink:href="http://www.czplants.com/images/nejvetsi/diczp008.jpg" text:style-name="Internet_20_link" text:visited-style-name="Visited_20_Internet_20_Link">/</text:a><text:a xlink:type="simple" xlink:href="http://www.czplants.com/images/nejvetsi/diczp008.jpg" text:style-name="Internet_20_link" text:visited-style-name="Visited_20_Internet_20_Link">images</text:a><text:a xlink:type="simple" xlink:href="http://www.czplants.com/images/nejvetsi/diczp008.jpg" text:style-name="Internet_20_link" text:visited-style-name="Visited_20_Internet_20_Link">/</text:a><text:a xlink:type="simple" xlink:href="http://www.czplants.com/images/nejvetsi/diczp008.jpg" text:style-name="Internet_20_link" text:visited-style-name="Visited_20_Internet_20_Link">nejvetsi</text:a><text:a xlink:type="simple" xlink:href="http://www.czplants.com/images/nejvetsi/diczp008.jpg" text:style-name="Internet_20_link" text:visited-style-name="Visited_20_Internet_20_Link">/</text:a><text:a xlink:type="simple" xlink:href="http://www.czplants.com/images/nejvetsi/diczp008.jpg" text:style-name="Internet_20_link" text:visited-style-name="Visited_20_Internet_20_Link">diczp</text:a><text:a xlink:type="simple" xlink:href="http://www.czplants.com/images/nejvetsi/diczp008.jpg" text:style-name="Internet_20_link" text:visited-style-name="Visited_20_Internet_20_Link">008.</text:a><text:a xlink:type="simple" xlink:href="http://www.czplants.com/images/nejvetsi/diczp008.jpg" text:style-name="Internet_20_link" text:visited-style-name="Visited_20_Internet_20_Link">jpg</text:a></text:p>
      <text:p text:style-name="P1"><text:span text:style-name="T5">Dionaea muscipula ‘Low Giant’.</text:span></text:p>
      <text:p text:style-name="P1"><text:soft-page-break/><text:span text:style-name="T7">9.</text:span><text:a xlink:type="simple" xlink:href="http://media-cache-ec0.pinimg.com/736x/14/b9/65/14b965c1ed5003a49ed3572e508f098f.jpg" text:style-name="Internet_20_link" text:visited-style-name="Visited_20_Internet_20_Link"> </text:a><text:a xlink:type="simple" xlink:href="http://media-cache-ec0.pinimg.com/736x/14/b9/65/14b965c1ed5003a49ed3572e508f098f.jpg" text:style-name="Internet_20_link" text:visited-style-name="Visited_20_Internet_20_Link">http</text:a><text:a xlink:type="simple" xlink:href="http://media-cache-ec0.pinimg.com/736x/14/b9/65/14b965c1ed5003a49ed3572e508f098f.jpg" text:style-name="Internet_20_link" text:visited-style-name="Visited_20_Internet_20_Link">://</text:a><text:a xlink:type="simple" xlink:href="http://media-cache-ec0.pinimg.com/736x/14/b9/65/14b965c1ed5003a49ed3572e508f098f.jpg" text:style-name="Internet_20_link" text:visited-style-name="Visited_20_Internet_20_Link">media</text:a><text:a xlink:type="simple" xlink:href="http://media-cache-ec0.pinimg.com/736x/14/b9/65/14b965c1ed5003a49ed3572e508f098f.jpg" text:style-name="Internet_20_link" text:visited-style-name="Visited_20_Internet_20_Link">-</text:a><text:a xlink:type="simple" xlink:href="http://media-cache-ec0.pinimg.com/736x/14/b9/65/14b965c1ed5003a49ed3572e508f098f.jpg" text:style-name="Internet_20_link" text:visited-style-name="Visited_20_Internet_20_Link">cache</text:a><text:a xlink:type="simple" xlink:href="http://media-cache-ec0.pinimg.com/736x/14/b9/65/14b965c1ed5003a49ed3572e508f098f.jpg" text:style-name="Internet_20_link" text:visited-style-name="Visited_20_Internet_20_Link">-</text:a><text:a xlink:type="simple" xlink:href="http://media-cache-ec0.pinimg.com/736x/14/b9/65/14b965c1ed5003a49ed3572e508f098f.jpg" text:style-name="Internet_20_link" text:visited-style-name="Visited_20_Internet_20_Link">ec</text:a><text:a xlink:type="simple" xlink:href="http://media-cache-ec0.pinimg.com/736x/14/b9/65/14b965c1ed5003a49ed3572e508f098f.jpg" text:style-name="Internet_20_link" text:visited-style-name="Visited_20_Internet_20_Link">0.</text:a><text:a xlink:type="simple" xlink:href="http://media-cache-ec0.pinimg.com/736x/14/b9/65/14b965c1ed5003a49ed3572e508f098f.jpg" text:style-name="Internet_20_link" text:visited-style-name="Visited_20_Internet_20_Link">pinimg</text:a><text:a xlink:type="simple" xlink:href="http://media-cache-ec0.pinimg.com/736x/14/b9/65/14b965c1ed5003a49ed3572e508f098f.jpg" text:style-name="Internet_20_link" text:visited-style-name="Visited_20_Internet_20_Link">.</text:a><text:a xlink:type="simple" xlink:href="http://media-cache-ec0.pinimg.com/736x/14/b9/65/14b965c1ed5003a49ed3572e508f098f.jpg" text:style-name="Internet_20_link" text:visited-style-name="Visited_20_Internet_20_Link">com</text:a><text:a xlink:type="simple" xlink:href="http://media-cache-ec0.pinimg.com/736x/14/b9/65/14b965c1ed5003a49ed3572e508f098f.jpg" text:style-name="Internet_20_link" text:visited-style-name="Visited_20_Internet_20_Link">/736</text:a><text:a xlink:type="simple" xlink:href="http://media-cache-ec0.pinimg.com/736x/14/b9/65/14b965c1ed5003a49ed3572e508f098f.jpg" text:style-name="Internet_20_link" text:visited-style-name="Visited_20_Internet_20_Link">x</text:a><text:a xlink:type="simple" xlink:href="http://media-cache-ec0.pinimg.com/736x/14/b9/65/14b965c1ed5003a49ed3572e508f098f.jpg" text:style-name="Internet_20_link" text:visited-style-name="Visited_20_Internet_20_Link">/14/</text:a><text:a xlink:type="simple" xlink:href="http://media-cache-ec0.pinimg.com/736x/14/b9/65/14b965c1ed5003a49ed3572e508f098f.jpg" text:style-name="Internet_20_link" text:visited-style-name="Visited_20_Internet_20_Link">b</text:a><text:a xlink:type="simple" xlink:href="http://media-cache-ec0.pinimg.com/736x/14/b9/65/14b965c1ed5003a49ed3572e508f098f.jpg" text:style-name="Internet_20_link" text:visited-style-name="Visited_20_Internet_20_Link">9/65/14</text:a><text:a xlink:type="simple" xlink:href="http://media-cache-ec0.pinimg.com/736x/14/b9/65/14b965c1ed5003a49ed3572e508f098f.jpg" text:style-name="Internet_20_link" text:visited-style-name="Visited_20_Internet_20_Link">b</text:a><text:a xlink:type="simple" xlink:href="http://media-cache-ec0.pinimg.com/736x/14/b9/65/14b965c1ed5003a49ed3572e508f098f.jpg" text:style-name="Internet_20_link" text:visited-style-name="Visited_20_Internet_20_Link">965</text:a><text:a xlink:type="simple" xlink:href="http://media-cache-ec0.pinimg.com/736x/14/b9/65/14b965c1ed5003a49ed3572e508f098f.jpg" text:style-name="Internet_20_link" text:visited-style-name="Visited_20_Internet_20_Link">c</text:a><text:a xlink:type="simple" xlink:href="http://media-cache-ec0.pinimg.com/736x/14/b9/65/14b965c1ed5003a49ed3572e508f098f.jpg" text:style-name="Internet_20_link" text:visited-style-name="Visited_20_Internet_20_Link">1</text:a><text:a xlink:type="simple" xlink:href="http://media-cache-ec0.pinimg.com/736x/14/b9/65/14b965c1ed5003a49ed3572e508f098f.jpg" text:style-name="Internet_20_link" text:visited-style-name="Visited_20_Internet_20_Link">ed</text:a><text:a xlink:type="simple" xlink:href="http://media-cache-ec0.pinimg.com/736x/14/b9/65/14b965c1ed5003a49ed3572e508f098f.jpg" text:style-name="Internet_20_link" text:visited-style-name="Visited_20_Internet_20_Link">5003</text:a><text:a xlink:type="simple" xlink:href="http://media-cache-ec0.pinimg.com/736x/14/b9/65/14b965c1ed5003a49ed3572e508f098f.jpg" text:style-name="Internet_20_link" text:visited-style-name="Visited_20_Internet_20_Link">a</text:a><text:a xlink:type="simple" xlink:href="http://media-cache-ec0.pinimg.com/736x/14/b9/65/14b965c1ed5003a49ed3572e508f098f.jpg" text:style-name="Internet_20_link" text:visited-style-name="Visited_20_Internet_20_Link">49</text:a><text:a xlink:type="simple" xlink:href="http://media-cache-ec0.pinimg.com/736x/14/b9/65/14b965c1ed5003a49ed3572e508f098f.jpg" text:style-name="Internet_20_link" text:visited-style-name="Visited_20_Internet_20_Link">ed</text:a><text:a xlink:type="simple" xlink:href="http://media-cache-ec0.pinimg.com/736x/14/b9/65/14b965c1ed5003a49ed3572e508f098f.jpg" text:style-name="Internet_20_link" text:visited-style-name="Visited_20_Internet_20_Link">3572</text:a><text:a xlink:type="simple" xlink:href="http://media-cache-ec0.pinimg.com/736x/14/b9/65/14b965c1ed5003a49ed3572e508f098f.jpg" text:style-name="Internet_20_link" text:visited-style-name="Visited_20_Internet_20_Link">e</text:a><text:a xlink:type="simple" xlink:href="http://media-cache-ec0.pinimg.com/736x/14/b9/65/14b965c1ed5003a49ed3572e508f098f.jpg" text:style-name="Internet_20_link" text:visited-style-name="Visited_20_Internet_20_Link">508</text:a><text:a xlink:type="simple" xlink:href="http://media-cache-ec0.pinimg.com/736x/14/b9/65/14b965c1ed5003a49ed3572e508f098f.jpg" text:style-name="Internet_20_link" text:visited-style-name="Visited_20_Internet_20_Link">f</text:a><text:a xlink:type="simple" xlink:href="http://media-cache-ec0.pinimg.com/736x/14/b9/65/14b965c1ed5003a49ed3572e508f098f.jpg" text:style-name="Internet_20_link" text:visited-style-name="Visited_20_Internet_20_Link">098</text:a><text:a xlink:type="simple" xlink:href="http://media-cache-ec0.pinimg.com/736x/14/b9/65/14b965c1ed5003a49ed3572e508f098f.jpg" text:style-name="Internet_20_link" text:visited-style-name="Visited_20_Internet_20_Link">f</text:a><text:a xlink:type="simple" xlink:href="http://media-cache-ec0.pinimg.com/736x/14/b9/65/14b965c1ed5003a49ed3572e508f098f.jpg" text:style-name="Internet_20_link" text:visited-style-name="Visited_20_Internet_20_Link">.</text:a><text:a xlink:type="simple" xlink:href="http://media-cache-ec0.pinimg.com/736x/14/b9/65/14b965c1ed5003a49ed3572e508f098f.jpg" text:style-name="Internet_20_link" text:visited-style-name="Visited_20_Internet_20_Link">jpg</text:a></text:p>
      <text:p text:style-name="P1"><text:span text:style-name="T5">Rosiczka z grupy petiolaris.</text:span></text:p>
      <text:p text:style-name="P1"><text:span text:style-name="T7">10</text:span><text:span text:style-name="T5">.</text:span><text:a xlink:type="simple" xlink:href="http://www.swiat-owadozernych.pl/Grafika/Rosiczki_pigmejskie.jpg" text:style-name="Internet_20_link" text:visited-style-name="Visited_20_Internet_20_Link"><text:span text:style-name="T5"> </text:span></text:a><text:a xlink:type="simple" xlink:href="http://www.swiat-owadozernych.pl/Grafika/Rosiczki_pigmejskie.jpg" text:style-name="Internet_20_link" text:visited-style-name="Visited_20_Internet_20_Link">http</text:a><text:a xlink:type="simple" xlink:href="http://www.swiat-owadozernych.pl/Grafika/Rosiczki_pigmejskie.jpg" text:style-name="Internet_20_link" text:visited-style-name="Visited_20_Internet_20_Link">://</text:a><text:a xlink:type="simple" xlink:href="http://www.swiat-owadozernych.pl/Grafika/Rosiczki_pigmejskie.jpg" text:style-name="Internet_20_link" text:visited-style-name="Visited_20_Internet_20_Link">www</text:a><text:a xlink:type="simple" xlink:href="http://www.swiat-owadozernych.pl/Grafika/Rosiczki_pigmejskie.jpg" text:style-name="Internet_20_link" text:visited-style-name="Visited_20_Internet_20_Link">.</text:a><text:a xlink:type="simple" xlink:href="http://www.swiat-owadozernych.pl/Grafika/Rosiczki_pigmejskie.jpg" text:style-name="Internet_20_link" text:visited-style-name="Visited_20_Internet_20_Link">swiat</text:a><text:a xlink:type="simple" xlink:href="http://www.swiat-owadozernych.pl/Grafika/Rosiczki_pigmejskie.jpg" text:style-name="Internet_20_link" text:visited-style-name="Visited_20_Internet_20_Link">-</text:a><text:a xlink:type="simple" xlink:href="http://www.swiat-owadozernych.pl/Grafika/Rosiczki_pigmejskie.jpg" text:style-name="Internet_20_link" text:visited-style-name="Visited_20_Internet_20_Link">owadozernych</text:a><text:a xlink:type="simple" xlink:href="http://www.swiat-owadozernych.pl/Grafika/Rosiczki_pigmejskie.jpg" text:style-name="Internet_20_link" text:visited-style-name="Visited_20_Internet_20_Link">.</text:a><text:a xlink:type="simple" xlink:href="http://www.swiat-owadozernych.pl/Grafika/Rosiczki_pigmejskie.jpg" text:style-name="Internet_20_link" text:visited-style-name="Visited_20_Internet_20_Link">pl</text:a><text:a xlink:type="simple" xlink:href="http://www.swiat-owadozernych.pl/Grafika/Rosiczki_pigmejskie.jpg" text:style-name="Internet_20_link" text:visited-style-name="Visited_20_Internet_20_Link">/</text:a><text:a xlink:type="simple" xlink:href="http://www.swiat-owadozernych.pl/Grafika/Rosiczki_pigmejskie.jpg" text:style-name="Internet_20_link" text:visited-style-name="Visited_20_Internet_20_Link">Grafika</text:a><text:a xlink:type="simple" xlink:href="http://www.swiat-owadozernych.pl/Grafika/Rosiczki_pigmejskie.jpg" text:style-name="Internet_20_link" text:visited-style-name="Visited_20_Internet_20_Link">/</text:a><text:a xlink:type="simple" xlink:href="http://www.swiat-owadozernych.pl/Grafika/Rosiczki_pigmejskie.jpg" text:style-name="Internet_20_link" text:visited-style-name="Visited_20_Internet_20_Link">Rosiczki</text:a><text:a xlink:type="simple" xlink:href="http://www.swiat-owadozernych.pl/Grafika/Rosiczki_pigmejskie.jpg" text:style-name="Internet_20_link" text:visited-style-name="Visited_20_Internet_20_Link">_</text:a><text:a xlink:type="simple" xlink:href="http://www.swiat-owadozernych.pl/Grafika/Rosiczki_pigmejskie.jpg" text:style-name="Internet_20_link" text:visited-style-name="Visited_20_Internet_20_Link">pigmejskie</text:a><text:a xlink:type="simple" xlink:href="http://www.swiat-owadozernych.pl/Grafika/Rosiczki_pigmejskie.jpg" text:style-name="Internet_20_link" text:visited-style-name="Visited_20_Internet_20_Link">.</text:a><text:a xlink:type="simple" xlink:href="http://www.swiat-owadozernych.pl/Grafika/Rosiczki_pigmejskie.jpg" text:style-name="Internet_20_link" text:visited-style-name="Visited_20_Internet_20_Link">jpg</text:a></text:p>
      <text:p text:style-name="P1"><text:span text:style-name="T5">Rosiczki pigmejskie.</text:span></text:p>
      <text:p text:style-name="P1"><text:span text:style-name="T5">11.</text:span><text:a xlink:type="simple" xlink:href="http://i.roslinyowadozerne.eu/albums/nepenthes/rok2009/DSCF4966.jpg" text:style-name="Internet_20_link" text:visited-style-name="Visited_20_Internet_20_Link"><text:span text:style-name="T5"> </text:span></text:a><text:a xlink:type="simple" xlink:href="http://i.roslinyowadozerne.eu/albums/nepenthes/rok2009/DSCF4966.jpg" text:style-name="Internet_20_link" text:visited-style-name="Visited_20_Internet_20_Link">http</text:a><text:a xlink:type="simple" xlink:href="http://i.roslinyowadozerne.eu/albums/nepenthes/rok2009/DSCF4966.jpg" text:style-name="Internet_20_link" text:visited-style-name="Visited_20_Internet_20_Link">://</text:a><text:a xlink:type="simple" xlink:href="http://i.roslinyowadozerne.eu/albums/nepenthes/rok2009/DSCF4966.jpg" text:style-name="Internet_20_link" text:visited-style-name="Visited_20_Internet_20_Link">i</text:a><text:a xlink:type="simple" xlink:href="http://i.roslinyowadozerne.eu/albums/nepenthes/rok2009/DSCF4966.jpg" text:style-name="Internet_20_link" text:visited-style-name="Visited_20_Internet_20_Link">.</text:a><text:a xlink:type="simple" xlink:href="http://i.roslinyowadozerne.eu/albums/nepenthes/rok2009/DSCF4966.jpg" text:style-name="Internet_20_link" text:visited-style-name="Visited_20_Internet_20_Link">roslinyowadozerne</text:a><text:a xlink:type="simple" xlink:href="http://i.roslinyowadozerne.eu/albums/nepenthes/rok2009/DSCF4966.jpg" text:style-name="Internet_20_link" text:visited-style-name="Visited_20_Internet_20_Link">.</text:a><text:a xlink:type="simple" xlink:href="http://i.roslinyowadozerne.eu/albums/nepenthes/rok2009/DSCF4966.jpg" text:style-name="Internet_20_link" text:visited-style-name="Visited_20_Internet_20_Link">eu</text:a><text:a xlink:type="simple" xlink:href="http://i.roslinyowadozerne.eu/albums/nepenthes/rok2009/DSCF4966.jpg" text:style-name="Internet_20_link" text:visited-style-name="Visited_20_Internet_20_Link">/</text:a><text:a xlink:type="simple" xlink:href="http://i.roslinyowadozerne.eu/albums/nepenthes/rok2009/DSCF4966.jpg" text:style-name="Internet_20_link" text:visited-style-name="Visited_20_Internet_20_Link">albums</text:a><text:a xlink:type="simple" xlink:href="http://i.roslinyowadozerne.eu/albums/nepenthes/rok2009/DSCF4966.jpg" text:style-name="Internet_20_link" text:visited-style-name="Visited_20_Internet_20_Link">/</text:a><text:a xlink:type="simple" xlink:href="http://i.roslinyowadozerne.eu/albums/nepenthes/rok2009/DSCF4966.jpg" text:style-name="Internet_20_link" text:visited-style-name="Visited_20_Internet_20_Link">nepenthes</text:a><text:a xlink:type="simple" xlink:href="http://i.roslinyowadozerne.eu/albums/nepenthes/rok2009/DSCF4966.jpg" text:style-name="Internet_20_link" text:visited-style-name="Visited_20_Internet_20_Link">/</text:a><text:a xlink:type="simple" xlink:href="http://i.roslinyowadozerne.eu/albums/nepenthes/rok2009/DSCF4966.jpg" text:style-name="Internet_20_link" text:visited-style-name="Visited_20_Internet_20_Link">rok</text:a><text:a xlink:type="simple" xlink:href="http://i.roslinyowadozerne.eu/albums/nepenthes/rok2009/DSCF4966.jpg" text:style-name="Internet_20_link" text:visited-style-name="Visited_20_Internet_20_Link">2009/</text:a><text:a xlink:type="simple" xlink:href="http://i.roslinyowadozerne.eu/albums/nepenthes/rok2009/DSCF4966.jpg" text:style-name="Internet_20_link" text:visited-style-name="Visited_20_Internet_20_Link">DSCF</text:a><text:a xlink:type="simple" xlink:href="http://i.roslinyowadozerne.eu/albums/nepenthes/rok2009/DSCF4966.jpg" text:style-name="Internet_20_link" text:visited-style-name="Visited_20_Internet_20_Link">4966.</text:a><text:a xlink:type="simple" xlink:href="http://i.roslinyowadozerne.eu/albums/nepenthes/rok2009/DSCF4966.jpg" text:style-name="Internet_20_link" text:visited-style-name="Visited_20_Internet_20_Link">jpg</text:a></text:p>
      <text:p text:style-name="P1"><text:span text:style-name="T5">Dzbanecznik ‘Hookeriana’.</text:span></text:p>
      <text:p text:style-name="P1"><text:span text:style-name="T5">12.</text:span><text:a xlink:type="simple" xlink:href="http://www.bestcarnivorousplants.com/CP_Photos/Heliamphora_nutans_Copyright_Rostislav_Simek.jpg" text:style-name="Internet_20_link" text:visited-style-name="Visited_20_Internet_20_Link">http</text:a><text:a xlink:type="simple" xlink:href="http://www.bestcarnivorousplants.com/CP_Photos/Heliamphora_nutans_Copyright_Rostislav_Simek.jpg" text:style-name="Internet_20_link" text:visited-style-name="Visited_20_Internet_20_Link">://</text:a><text:a xlink:type="simple" xlink:href="http://www.bestcarnivorousplants.com/CP_Photos/Heliamphora_nutans_Copyright_Rostislav_Simek.jpg" text:style-name="Internet_20_link" text:visited-style-name="Visited_20_Internet_20_Link">www</text:a><text:a xlink:type="simple" xlink:href="http://www.bestcarnivorousplants.com/CP_Photos/Heliamphora_nutans_Copyright_Rostislav_Simek.jpg" text:style-name="Internet_20_link" text:visited-style-name="Visited_20_Internet_20_Link">.</text:a><text:a xlink:type="simple" xlink:href="http://www.bestcarnivorousplants.com/CP_Photos/Heliamphora_nutans_Copyright_Rostislav_Simek.jpg" text:style-name="Internet_20_link" text:visited-style-name="Visited_20_Internet_20_Link">bestcarnivorousplants</text:a><text:a xlink:type="simple" xlink:href="http://www.bestcarnivorousplants.com/CP_Photos/Heliamphora_nutans_Copyright_Rostislav_Simek.jpg" text:style-name="Internet_20_link" text:visited-style-name="Visited_20_Internet_20_Link">.</text:a><text:a xlink:type="simple" xlink:href="http://www.bestcarnivorousplants.com/CP_Photos/Heliamphora_nutans_Copyright_Rostislav_Simek.jpg" text:style-name="Internet_20_link" text:visited-style-name="Visited_20_Internet_20_Link">com</text:a><text:a xlink:type="simple" xlink:href="http://www.bestcarnivorousplants.com/CP_Photos/Heliamphora_nutans_Copyright_Rostislav_Simek.jpg" text:style-name="Internet_20_link" text:visited-style-name="Visited_20_Internet_20_Link">/</text:a><text:a xlink:type="simple" xlink:href="http://www.bestcarnivorousplants.com/CP_Photos/Heliamphora_nutans_Copyright_Rostislav_Simek.jpg" text:style-name="Internet_20_link" text:visited-style-name="Visited_20_Internet_20_Link">CP</text:a><text:a xlink:type="simple" xlink:href="http://www.bestcarnivorousplants.com/CP_Photos/Heliamphora_nutans_Copyright_Rostislav_Simek.jpg" text:style-name="Internet_20_link" text:visited-style-name="Visited_20_Internet_20_Link">_</text:a><text:a xlink:type="simple" xlink:href="http://www.bestcarnivorousplants.com/CP_Photos/Heliamphora_nutans_Copyright_Rostislav_Simek.jpg" text:style-name="Internet_20_link" text:visited-style-name="Visited_20_Internet_20_Link">Photos</text:a><text:a xlink:type="simple" xlink:href="http://www.bestcarnivorousplants.com/CP_Photos/Heliamphora_nutans_Copyright_Rostislav_Simek.jpg" text:style-name="Internet_20_link" text:visited-style-name="Visited_20_Internet_20_Link">/</text:a><text:a xlink:type="simple" xlink:href="http://www.bestcarnivorousplants.com/CP_Photos/Heliamphora_nutans_Copyright_Rostislav_Simek.jpg" text:style-name="Internet_20_link" text:visited-style-name="Visited_20_Internet_20_Link">Heliamphora</text:a><text:a xlink:type="simple" xlink:href="http://www.bestcarnivorousplants.com/CP_Photos/Heliamphora_nutans_Copyright_Rostislav_Simek.jpg" text:style-name="Internet_20_link" text:visited-style-name="Visited_20_Internet_20_Link">_</text:a><text:a xlink:type="simple" xlink:href="http://www.bestcarnivorousplants.com/CP_Photos/Heliamphora_nutans_Copyright_Rostislav_Simek.jpg" text:style-name="Internet_20_link" text:visited-style-name="Visited_20_Internet_20_Link">nutans</text:a><text:a xlink:type="simple" xlink:href="http://www.bestcarnivorousplants.com/CP_Photos/Heliamphora_nutans_Copyright_Rostislav_Simek.jpg" text:style-name="Internet_20_link" text:visited-style-name="Visited_20_Internet_20_Link">_</text:a><text:a xlink:type="simple" xlink:href="http://www.bestcarnivorousplants.com/CP_Photos/Heliamphora_nutans_Copyright_Rostislav_Simek.jpg" text:style-name="Internet_20_link" text:visited-style-name="Visited_20_Internet_20_Link">Copyright</text:a><text:a xlink:type="simple" xlink:href="http://www.bestcarnivorousplants.com/CP_Photos/Heliamphora_nutans_Copyright_Rostislav_Simek.jpg" text:style-name="Internet_20_link" text:visited-style-name="Visited_20_Internet_20_Link">_</text:a><text:a xlink:type="simple" xlink:href="http://www.bestcarnivorousplants.com/CP_Photos/Heliamphora_nutans_Copyright_Rostislav_Simek.jpg" text:style-name="Internet_20_link" text:visited-style-name="Visited_20_Internet_20_Link">Rostislav</text:a><text:a xlink:type="simple" xlink:href="http://www.bestcarnivorousplants.com/CP_Photos/Heliamphora_nutans_Copyright_Rostislav_Simek.jpg" text:style-name="Internet_20_link" text:visited-style-name="Visited_20_Internet_20_Link">_</text:a><text:a xlink:type="simple" xlink:href="http://www.bestcarnivorousplants.com/CP_Photos/Heliamphora_nutans_Copyright_Rostislav_Simek.jpg" text:style-name="Internet_20_link" text:visited-style-name="Visited_20_Internet_20_Link">Simek</text:a><text:a xlink:type="simple" xlink:href="http://www.bestcarnivorousplants.com/CP_Photos/Heliamphora_nutans_Copyright_Rostislav_Simek.jpg" text:style-name="Internet_20_link" text:visited-style-name="Visited_20_Internet_20_Link">.</text:a><text:a xlink:type="simple" xlink:href="http://www.bestcarnivorousplants.com/CP_Photos/Heliamphora_nutans_Copyright_Rostislav_Simek.jpg" text:style-name="Internet_20_link" text:visited-style-name="Visited_20_Internet_20_Link">jpg</text:a></text:p>
      <text:p text:style-name="P1"><text:span text:style-name="T5">Przedstawicielki rodzaju Heliamphora.</text:span></text:p>
      <text:p text:style-name="P1"><text:span text:style-name="T5">13.</text:span><text:a xlink:type="simple" xlink:href="http://www.petpitcher.com/wp-content/uploads/2008/06/ceph_nepaholic.jpg" text:style-name="Internet_20_link" text:visited-style-name="Visited_20_Internet_20_Link"><text:span text:style-name="T5"> </text:span></text:a><text:a xlink:type="simple" xlink:href="http://www.petpitcher.com/wp-content/uploads/2008/06/ceph_nepaholic.jpg" text:style-name="Internet_20_link" text:visited-style-name="Visited_20_Internet_20_Link">http</text:a><text:a xlink:type="simple" xlink:href="http://www.petpitcher.com/wp-content/uploads/2008/06/ceph_nepaholic.jpg" text:style-name="Internet_20_link" text:visited-style-name="Visited_20_Internet_20_Link">://</text:a><text:a xlink:type="simple" xlink:href="http://www.petpitcher.com/wp-content/uploads/2008/06/ceph_nepaholic.jpg" text:style-name="Internet_20_link" text:visited-style-name="Visited_20_Internet_20_Link">www</text:a><text:a xlink:type="simple" xlink:href="http://www.petpitcher.com/wp-content/uploads/2008/06/ceph_nepaholic.jpg" text:style-name="Internet_20_link" text:visited-style-name="Visited_20_Internet_20_Link">.</text:a><text:a xlink:type="simple" xlink:href="http://www.petpitcher.com/wp-content/uploads/2008/06/ceph_nepaholic.jpg" text:style-name="Internet_20_link" text:visited-style-name="Visited_20_Internet_20_Link">petpitcher</text:a><text:a xlink:type="simple" xlink:href="http://www.petpitcher.com/wp-content/uploads/2008/06/ceph_nepaholic.jpg" text:style-name="Internet_20_link" text:visited-style-name="Visited_20_Internet_20_Link">.</text:a><text:a xlink:type="simple" xlink:href="http://www.petpitcher.com/wp-content/uploads/2008/06/ceph_nepaholic.jpg" text:style-name="Internet_20_link" text:visited-style-name="Visited_20_Internet_20_Link">com</text:a><text:a xlink:type="simple" xlink:href="http://www.petpitcher.com/wp-content/uploads/2008/06/ceph_nepaholic.jpg" text:style-name="Internet_20_link" text:visited-style-name="Visited_20_Internet_20_Link">/</text:a><text:a xlink:type="simple" xlink:href="http://www.petpitcher.com/wp-content/uploads/2008/06/ceph_nepaholic.jpg" text:style-name="Internet_20_link" text:visited-style-name="Visited_20_Internet_20_Link">wp</text:a><text:a xlink:type="simple" xlink:href="http://www.petpitcher.com/wp-content/uploads/2008/06/ceph_nepaholic.jpg" text:style-name="Internet_20_link" text:visited-style-name="Visited_20_Internet_20_Link">-</text:a><text:a xlink:type="simple" xlink:href="http://www.petpitcher.com/wp-content/uploads/2008/06/ceph_nepaholic.jpg" text:style-name="Internet_20_link" text:visited-style-name="Visited_20_Internet_20_Link">content</text:a><text:a xlink:type="simple" xlink:href="http://www.petpitcher.com/wp-content/uploads/2008/06/ceph_nepaholic.jpg" text:style-name="Internet_20_link" text:visited-style-name="Visited_20_Internet_20_Link">/</text:a><text:a xlink:type="simple" xlink:href="http://www.petpitcher.com/wp-content/uploads/2008/06/ceph_nepaholic.jpg" text:style-name="Internet_20_link" text:visited-style-name="Visited_20_Internet_20_Link">uploads</text:a><text:a xlink:type="simple" xlink:href="http://www.petpitcher.com/wp-content/uploads/2008/06/ceph_nepaholic.jpg" text:style-name="Internet_20_link" text:visited-style-name="Visited_20_Internet_20_Link">/2008/06/</text:a><text:a xlink:type="simple" xlink:href="http://www.petpitcher.com/wp-content/uploads/2008/06/ceph_nepaholic.jpg" text:style-name="Internet_20_link" text:visited-style-name="Visited_20_Internet_20_Link">ceph</text:a><text:a xlink:type="simple" xlink:href="http://www.petpitcher.com/wp-content/uploads/2008/06/ceph_nepaholic.jpg" text:style-name="Internet_20_link" text:visited-style-name="Visited_20_Internet_20_Link">_</text:a><text:a xlink:type="simple" xlink:href="http://www.petpitcher.com/wp-content/uploads/2008/06/ceph_nepaholic.jpg" text:style-name="Internet_20_link" text:visited-style-name="Visited_20_Internet_20_Link">nepaholic</text:a><text:a xlink:type="simple" xlink:href="http://www.petpitcher.com/wp-content/uploads/2008/06/ceph_nepaholic.jpg" text:style-name="Internet_20_link" text:visited-style-name="Visited_20_Internet_20_Link">.</text:a><text:a xlink:type="simple" xlink:href="http://www.petpitcher.com/wp-content/uploads/2008/06/ceph_nepaholic.jpg" text:style-name="Internet_20_link" text:visited-style-name="Visited_20_Internet_20_Link">jpg</text:a></text:p>
      <text:p text:style-name="P1"><text:span text:style-name="T5">Dorosłe bukłaki cefalotusa.</text:span></text:p>
      <text:p text:style-name="P1"><text:span text:style-name="T5">14.</text:span><text:a xlink:type="simple" xlink:href="http://upload.wikimedia.org/wikipedia/commons/2/20/Darlingtonia_californica_ne1.JPG" text:style-name="Internet_20_link" text:visited-style-name="Visited_20_Internet_20_Link"><text:span text:style-name="T5"> </text:span></text:a><text:a xlink:type="simple" xlink:href="http://upload.wikimedia.org/wikipedia/commons/2/20/Darlingtonia_californica_ne1.JPG" text:style-name="Internet_20_link" text:visited-style-name="Visited_20_Internet_20_Link">http</text:a><text:a xlink:type="simple" xlink:href="http://upload.wikimedia.org/wikipedia/commons/2/20/Darlingtonia_californica_ne1.JPG" text:style-name="Internet_20_link" text:visited-style-name="Visited_20_Internet_20_Link">://</text:a><text:a xlink:type="simple" xlink:href="http://upload.wikimedia.org/wikipedia/commons/2/20/Darlingtonia_californica_ne1.JPG" text:style-name="Internet_20_link" text:visited-style-name="Visited_20_Internet_20_Link">upload</text:a><text:a xlink:type="simple" xlink:href="http://upload.wikimedia.org/wikipedia/commons/2/20/Darlingtonia_californica_ne1.JPG" text:style-name="Internet_20_link" text:visited-style-name="Visited_20_Internet_20_Link">.</text:a><text:a xlink:type="simple" xlink:href="http://upload.wikimedia.org/wikipedia/commons/2/20/Darlingtonia_californica_ne1.JPG" text:style-name="Internet_20_link" text:visited-style-name="Visited_20_Internet_20_Link">wikimedia</text:a><text:a xlink:type="simple" xlink:href="http://upload.wikimedia.org/wikipedia/commons/2/20/Darlingtonia_californica_ne1.JPG" text:style-name="Internet_20_link" text:visited-style-name="Visited_20_Internet_20_Link">.</text:a><text:a xlink:type="simple" xlink:href="http://upload.wikimedia.org/wikipedia/commons/2/20/Darlingtonia_californica_ne1.JPG" text:style-name="Internet_20_link" text:visited-style-name="Visited_20_Internet_20_Link">org</text:a><text:a xlink:type="simple" xlink:href="http://upload.wikimedia.org/wikipedia/commons/2/20/Darlingtonia_californica_ne1.JPG" text:style-name="Internet_20_link" text:visited-style-name="Visited_20_Internet_20_Link">/</text:a><text:a xlink:type="simple" xlink:href="http://upload.wikimedia.org/wikipedia/commons/2/20/Darlingtonia_californica_ne1.JPG" text:style-name="Internet_20_link" text:visited-style-name="Visited_20_Internet_20_Link">wikipedia</text:a><text:a xlink:type="simple" xlink:href="http://upload.wikimedia.org/wikipedia/commons/2/20/Darlingtonia_californica_ne1.JPG" text:style-name="Internet_20_link" text:visited-style-name="Visited_20_Internet_20_Link">/</text:a><text:a xlink:type="simple" xlink:href="http://upload.wikimedia.org/wikipedia/commons/2/20/Darlingtonia_californica_ne1.JPG" text:style-name="Internet_20_link" text:visited-style-name="Visited_20_Internet_20_Link">commons</text:a><text:a xlink:type="simple" xlink:href="http://upload.wikimedia.org/wikipedia/commons/2/20/Darlingtonia_californica_ne1.JPG" text:style-name="Internet_20_link" text:visited-style-name="Visited_20_Internet_20_Link">/2/20/</text:a><text:a xlink:type="simple" xlink:href="http://upload.wikimedia.org/wikipedia/commons/2/20/Darlingtonia_californica_ne1.JPG" text:style-name="Internet_20_link" text:visited-style-name="Visited_20_Internet_20_Link">Darlingtonia</text:a><text:a xlink:type="simple" xlink:href="http://upload.wikimedia.org/wikipedia/commons/2/20/Darlingtonia_californica_ne1.JPG" text:style-name="Internet_20_link" text:visited-style-name="Visited_20_Internet_20_Link">_</text:a><text:a xlink:type="simple" xlink:href="http://upload.wikimedia.org/wikipedia/commons/2/20/Darlingtonia_californica_ne1.JPG" text:style-name="Internet_20_link" text:visited-style-name="Visited_20_Internet_20_Link">californica</text:a><text:a xlink:type="simple" xlink:href="http://upload.wikimedia.org/wikipedia/commons/2/20/Darlingtonia_californica_ne1.JPG" text:style-name="Internet_20_link" text:visited-style-name="Visited_20_Internet_20_Link">_</text:a><text:a xlink:type="simple" xlink:href="http://upload.wikimedia.org/wikipedia/commons/2/20/Darlingtonia_californica_ne1.JPG" text:style-name="Internet_20_link" text:visited-style-name="Visited_20_Internet_20_Link">ne</text:a><text:a xlink:type="simple" xlink:href="http://upload.wikimedia.org/wikipedia/commons/2/20/Darlingtonia_californica_ne1.JPG" text:style-name="Internet_20_link" text:visited-style-name="Visited_20_Internet_20_Link">1.</text:a><text:a xlink:type="simple" xlink:href="http://upload.wikimedia.org/wikipedia/commons/2/20/Darlingtonia_californica_ne1.JPG" text:style-name="Internet_20_link" text:visited-style-name="Visited_20_Internet_20_Link">JPG</text:a></text:p>
      <text:p text:style-name="P1"><text:span text:style-name="T5">Darlingtonia kalifornijska – jedyny przedstawiciel swojego rodzaju.</text:span></text:p>
      <text:p text:style-name="P1"><text:span text:style-name="T5">15.</text:span><text:a xlink:type="simple" xlink:href="http://www.sarracenia.com/photos/sarracenia/sarraflav5008.jpg" text:style-name="Internet_20_link" text:visited-style-name="Visited_20_Internet_20_Link"> </text:a><text:a xlink:type="simple" xlink:href="http://www.sarracenia.com/photos/sarracenia/sarraflav5008.jpg" text:style-name="Internet_20_link" text:visited-style-name="Visited_20_Internet_20_Link">http</text:a><text:a xlink:type="simple" xlink:href="http://www.sarracenia.com/photos/sarracenia/sarraflav5008.jpg" text:style-name="Internet_20_link" text:visited-style-name="Visited_20_Internet_20_Link">://</text:a><text:a xlink:type="simple" xlink:href="http://www.sarracenia.com/photos/sarracenia/sarraflav5008.jpg" text:style-name="Internet_20_link" text:visited-style-name="Visited_20_Internet_20_Link">www</text:a><text:a xlink:type="simple" xlink:href="http://www.sarracenia.com/photos/sarracenia/sarraflav5008.jpg" text:style-name="Internet_20_link" text:visited-style-name="Visited_20_Internet_20_Link">.</text:a><text:a xlink:type="simple" xlink:href="http://www.sarracenia.com/photos/sarracenia/sarraflav5008.jpg" text:style-name="Internet_20_link" text:visited-style-name="Visited_20_Internet_20_Link">sarracenia</text:a><text:a xlink:type="simple" xlink:href="http://www.sarracenia.com/photos/sarracenia/sarraflav5008.jpg" text:style-name="Internet_20_link" text:visited-style-name="Visited_20_Internet_20_Link">.</text:a><text:a xlink:type="simple" xlink:href="http://www.sarracenia.com/photos/sarracenia/sarraflav5008.jpg" text:style-name="Internet_20_link" text:visited-style-name="Visited_20_Internet_20_Link">com</text:a><text:a xlink:type="simple" xlink:href="http://www.sarracenia.com/photos/sarracenia/sarraflav5008.jpg" text:style-name="Internet_20_link" text:visited-style-name="Visited_20_Internet_20_Link">/</text:a><text:a xlink:type="simple" xlink:href="http://www.sarracenia.com/photos/sarracenia/sarraflav5008.jpg" text:style-name="Internet_20_link" text:visited-style-name="Visited_20_Internet_20_Link">photos</text:a><text:a xlink:type="simple" xlink:href="http://www.sarracenia.com/photos/sarracenia/sarraflav5008.jpg" text:style-name="Internet_20_link" text:visited-style-name="Visited_20_Internet_20_Link">/</text:a><text:a xlink:type="simple" xlink:href="http://www.sarracenia.com/photos/sarracenia/sarraflav5008.jpg" text:style-name="Internet_20_link" text:visited-style-name="Visited_20_Internet_20_Link">sarracenia</text:a><text:a xlink:type="simple" xlink:href="http://www.sarracenia.com/photos/sarracenia/sarraflav5008.jpg" text:style-name="Internet_20_link" text:visited-style-name="Visited_20_Internet_20_Link">/</text:a><text:a xlink:type="simple" xlink:href="http://www.sarracenia.com/photos/sarracenia/sarraflav5008.jpg" text:style-name="Internet_20_link" text:visited-style-name="Visited_20_Internet_20_Link">sarraflav</text:a><text:a xlink:type="simple" xlink:href="http://www.sarracenia.com/photos/sarracenia/sarraflav5008.jpg" text:style-name="Internet_20_link" text:visited-style-name="Visited_20_Internet_20_Link">5008.</text:a><text:a xlink:type="simple" xlink:href="http://www.sarracenia.com/photos/sarracenia/sarraflav5008.jpg" text:style-name="Internet_20_link" text:visited-style-name="Visited_20_Internet_20_Link">jpg</text:a></text:p>
      <text:p text:style-name="P1"><text:span text:style-name="T5">Jedna z odmian kapturnicy żółtej.</text:span></text:p>
      <text:p text:style-name="P1"><text:span text:style-name="T5">16.</text:span><text:a xlink:type="simple" xlink:href="http://upload.wikimedia.org/wikipedia/commons/5/59/Sarracenia_leucophylla_flower.jpg" text:style-name="Internet_20_link" text:visited-style-name="Visited_20_Internet_20_Link"><text:span text:style-name="T5"> </text:span></text:a><text:a xlink:type="simple" xlink:href="http://upload.wikimedia.org/wikipedia/commons/5/59/Sarracenia_leucophylla_flower.jpg" text:style-name="Internet_20_link" text:visited-style-name="Visited_20_Internet_20_Link">http</text:a><text:a xlink:type="simple" xlink:href="http://upload.wikimedia.org/wikipedia/commons/5/59/Sarracenia_leucophylla_flower.jpg" text:style-name="Internet_20_link" text:visited-style-name="Visited_20_Internet_20_Link">://</text:a><text:a xlink:type="simple" xlink:href="http://upload.wikimedia.org/wikipedia/commons/5/59/Sarracenia_leucophylla_flower.jpg" text:style-name="Internet_20_link" text:visited-style-name="Visited_20_Internet_20_Link">upload</text:a><text:a xlink:type="simple" xlink:href="http://upload.wikimedia.org/wikipedia/commons/5/59/Sarracenia_leucophylla_flower.jpg" text:style-name="Internet_20_link" text:visited-style-name="Visited_20_Internet_20_Link">.</text:a><text:a xlink:type="simple" xlink:href="http://upload.wikimedia.org/wikipedia/commons/5/59/Sarracenia_leucophylla_flower.jpg" text:style-name="Internet_20_link" text:visited-style-name="Visited_20_Internet_20_Link">wikimedia</text:a><text:a xlink:type="simple" xlink:href="http://upload.wikimedia.org/wikipedia/commons/5/59/Sarracenia_leucophylla_flower.jpg" text:style-name="Internet_20_link" text:visited-style-name="Visited_20_Internet_20_Link">.</text:a><text:a xlink:type="simple" xlink:href="http://upload.wikimedia.org/wikipedia/commons/5/59/Sarracenia_leucophylla_flower.jpg" text:style-name="Internet_20_link" text:visited-style-name="Visited_20_Internet_20_Link">org</text:a><text:a xlink:type="simple" xlink:href="http://upload.wikimedia.org/wikipedia/commons/5/59/Sarracenia_leucophylla_flower.jpg" text:style-name="Internet_20_link" text:visited-style-name="Visited_20_Internet_20_Link">/</text:a><text:a xlink:type="simple" xlink:href="http://upload.wikimedia.org/wikipedia/commons/5/59/Sarracenia_leucophylla_flower.jpg" text:style-name="Internet_20_link" text:visited-style-name="Visited_20_Internet_20_Link">wikipedia</text:a><text:a xlink:type="simple" xlink:href="http://upload.wikimedia.org/wikipedia/commons/5/59/Sarracenia_leucophylla_flower.jpg" text:style-name="Internet_20_link" text:visited-style-name="Visited_20_Internet_20_Link">/</text:a><text:a xlink:type="simple" xlink:href="http://upload.wikimedia.org/wikipedia/commons/5/59/Sarracenia_leucophylla_flower.jpg" text:style-name="Internet_20_link" text:visited-style-name="Visited_20_Internet_20_Link">commons</text:a><text:a xlink:type="simple" xlink:href="http://upload.wikimedia.org/wikipedia/commons/5/59/Sarracenia_leucophylla_flower.jpg" text:style-name="Internet_20_link" text:visited-style-name="Visited_20_Internet_20_Link">/5/59/</text:a><text:a xlink:type="simple" xlink:href="http://upload.wikimedia.org/wikipedia/commons/5/59/Sarracenia_leucophylla_flower.jpg" text:style-name="Internet_20_link" text:visited-style-name="Visited_20_Internet_20_Link">Sarracenia</text:a><text:a xlink:type="simple" xlink:href="http://upload.wikimedia.org/wikipedia/commons/5/59/Sarracenia_leucophylla_flower.jpg" text:style-name="Internet_20_link" text:visited-style-name="Visited_20_Internet_20_Link">_</text:a><text:a xlink:type="simple" xlink:href="http://upload.wikimedia.org/wikipedia/commons/5/59/Sarracenia_leucophylla_flower.jpg" text:style-name="Internet_20_link" text:visited-style-name="Visited_20_Internet_20_Link">leucophylla</text:a><text:a xlink:type="simple" xlink:href="http://upload.wikimedia.org/wikipedia/commons/5/59/Sarracenia_leucophylla_flower.jpg" text:style-name="Internet_20_link" text:visited-style-name="Visited_20_Internet_20_Link">_</text:a><text:a xlink:type="simple" xlink:href="http://upload.wikimedia.org/wikipedia/commons/5/59/Sarracenia_leucophylla_flower.jpg" text:style-name="Internet_20_link" text:visited-style-name="Visited_20_Internet_20_Link">flower</text:a><text:a xlink:type="simple" xlink:href="http://upload.wikimedia.org/wikipedia/commons/5/59/Sarracenia_leucophylla_flower.jpg" text:style-name="Internet_20_link" text:visited-style-name="Visited_20_Internet_20_Link">.</text:a><text:a xlink:type="simple" xlink:href="http://upload.wikimedia.org/wikipedia/commons/5/59/Sarracenia_leucophylla_flower.jpg" text:style-name="Internet_20_link" text:visited-style-name="Visited_20_Internet_20_Link">jpg</text:a></text:p>
      <text:p text:style-name="P1"><text:span text:style-name="T5">Kwiat kapturnicy białolistnej.</text:span></text:p>
      <text:p text:style-name="P1"><text:span text:style-name="T7">17.</text:span><text:a xlink:type="simple" xlink:href="http://www.pitcherplant.com/image_folder1/dadel2.jpg" text:style-name="Internet_20_link" text:visited-style-name="Visited_20_Internet_20_Link"><text:span text:style-name="T5"> </text:span></text:a><text:a xlink:type="simple" xlink:href="http://www.pitcherplant.com/image_folder1/dadel2.jpg" text:style-name="Internet_20_link" text:visited-style-name="Visited_20_Internet_20_Link">http</text:a><text:a xlink:type="simple" xlink:href="http://www.pitcherplant.com/image_folder1/dadel2.jpg" text:style-name="Internet_20_link" text:visited-style-name="Visited_20_Internet_20_Link">://</text:a><text:a xlink:type="simple" xlink:href="http://www.pitcherplant.com/image_folder1/dadel2.jpg" text:style-name="Internet_20_link" text:visited-style-name="Visited_20_Internet_20_Link">www</text:a><text:a xlink:type="simple" xlink:href="http://www.pitcherplant.com/image_folder1/dadel2.jpg" text:style-name="Internet_20_link" text:visited-style-name="Visited_20_Internet_20_Link">.</text:a><text:a xlink:type="simple" xlink:href="http://www.pitcherplant.com/image_folder1/dadel2.jpg" text:style-name="Internet_20_link" text:visited-style-name="Visited_20_Internet_20_Link">pitcherplant</text:a><text:a xlink:type="simple" xlink:href="http://www.pitcherplant.com/image_folder1/dadel2.jpg" text:style-name="Internet_20_link" text:visited-style-name="Visited_20_Internet_20_Link">.</text:a><text:a xlink:type="simple" xlink:href="http://www.pitcherplant.com/image_folder1/dadel2.jpg" text:style-name="Internet_20_link" text:visited-style-name="Visited_20_Internet_20_Link">com</text:a><text:a xlink:type="simple" xlink:href="http://www.pitcherplant.com/image_folder1/dadel2.jpg" text:style-name="Internet_20_link" text:visited-style-name="Visited_20_Internet_20_Link">/</text:a><text:a xlink:type="simple" xlink:href="http://www.pitcherplant.com/image_folder1/dadel2.jpg" text:style-name="Internet_20_link" text:visited-style-name="Visited_20_Internet_20_Link">image</text:a><text:a xlink:type="simple" xlink:href="http://www.pitcherplant.com/image_folder1/dadel2.jpg" text:style-name="Internet_20_link" text:visited-style-name="Visited_20_Internet_20_Link">_</text:a><text:a xlink:type="simple" xlink:href="http://www.pitcherplant.com/image_folder1/dadel2.jpg" text:style-name="Internet_20_link" text:visited-style-name="Visited_20_Internet_20_Link">folder</text:a><text:a xlink:type="simple" xlink:href="http://www.pitcherplant.com/image_folder1/dadel2.jpg" text:style-name="Internet_20_link" text:visited-style-name="Visited_20_Internet_20_Link">1/</text:a><text:a xlink:type="simple" xlink:href="http://www.pitcherplant.com/image_folder1/dadel2.jpg" text:style-name="Internet_20_link" text:visited-style-name="Visited_20_Internet_20_Link">dadel</text:a><text:a xlink:type="simple" xlink:href="http://www.pitcherplant.com/image_folder1/dadel2.jpg" text:style-name="Internet_20_link" text:visited-style-name="Visited_20_Internet_20_Link">2.</text:a><text:a xlink:type="simple" xlink:href="http://www.pitcherplant.com/image_folder1/dadel2.jpg" text:style-name="Internet_20_link" text:visited-style-name="Visited_20_Internet_20_Link">jpg</text:a></text:p>
      <text:p text:style-name="P1"><text:span text:style-name="T5">Rosiczka adeli.</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a">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Windows_x86 LibreOffice_project/edfb5295ba211bd31ad47d0bad0118690f76407d</meta:generator>
    <dc:title/>
    <meta:initial-creator/>
    <meta:editing-cycles>2</meta:editing-cycles>
    <dc:date>2014-12-04T23:46:54.513000000</dc:date>
    <meta:editing-duration>PT11M37S</meta:editing-duration>
    <meta:document-statistic meta:table-count="0" meta:image-count="0" meta:object-count="0" meta:page-count="13" meta:paragraph-count="180" meta:word-count="2992" meta:character-count="22727" meta:non-whitespace-character-count="19817"/>
  </office:meta>
</office:document-meta>
</file>